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121">
      <style:table-cell-properties style:text-align-source="value-type" style:repeat-content="false"/>
      <style:paragraph-properties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8.9406in" svg:height="1.7268in" svg:x="6.3689in" svg:y="0.2205in">
            <draw:object draw:notify-on-update-of-ranges="data.C3:data.C86 data.D3:data.D8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ce4"/>
        <table:table-row table:style-name="ro1">
          <table:table-cell table:style-name="ce1" table:number-columns-repeated="4"/>
          <table:table-cell table:style-name="Default" office:value-type="float" office:value="5.4" calcext:value-type="float">
            <text:p>5.4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787" calcext:value-type="float">
            <text:p>0.1787</text:p>
          </table:table-cell>
          <table:table-cell table:formula="of:=[.A3]/100" office:value-type="float" office:value="1" calcext:value-type="float">
            <text:p>1.000</text:p>
          </table:table-cell>
          <table:table-cell table:formula="of:=[.B3]/100" office:value-type="float" office:value="0.001787" calcext:value-type="float">
            <text:p>0.002</text:p>
          </table:table-cell>
          <table:table-cell table:formula="of:=[.D3]*[.$E$1]" office:value-type="float" office:value="0.0096498" calcext:value-type="float">
            <text:p>0.0096498</text:p>
          </table:table-cell>
          <table:table-cell table:formula="of:=[.C3]*[.$E$1]"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97.4998" calcext:value-type="float">
            <text:p>97.4998</text:p>
          </table:table-cell>
          <table:table-cell office:value-type="float" office:value="0.3655" calcext:value-type="float">
            <text:p>0.3655</text:p>
          </table:table-cell>
          <table:table-cell table:formula="of:=[.A4]/100" office:value-type="float" office:value="0.974998" calcext:value-type="float">
            <text:p>0.975</text:p>
          </table:table-cell>
          <table:table-cell table:formula="of:=[.B4]/100" office:value-type="float" office:value="0.003655" calcext:value-type="float">
            <text:p>0.004</text:p>
          </table:table-cell>
          <table:table-cell table:formula="of:=[.D4]*[.$E$1]" office:value-type="float" office:value="0.019737" calcext:value-type="float">
            <text:p>0.019737</text:p>
          </table:table-cell>
          <table:table-cell table:formula="of:=[.C4]*[.$E$1]" office:value-type="float" office:value="5.2649892" calcext:value-type="float">
            <text:p>5.2649892</text:p>
          </table:table-cell>
        </table:table-row>
        <table:table-row table:style-name="ro1">
          <table:table-cell office:value-type="float" office:value="95.0125" calcext:value-type="float">
            <text:p>95.0125</text:p>
          </table:table-cell>
          <table:table-cell office:value-type="float" office:value="0.5726" calcext:value-type="float">
            <text:p>0.5726</text:p>
          </table:table-cell>
          <table:table-cell table:formula="of:=[.A5]/100" office:value-type="float" office:value="0.950125" calcext:value-type="float">
            <text:p>0.950</text:p>
          </table:table-cell>
          <table:table-cell table:formula="of:=[.B5]/100" office:value-type="float" office:value="0.005726" calcext:value-type="float">
            <text:p>0.006</text:p>
          </table:table-cell>
          <table:table-cell table:formula="of:=[.D5]*[.$E$1]" office:value-type="float" office:value="0.0309204" calcext:value-type="float">
            <text:p>0.0309204</text:p>
          </table:table-cell>
          <table:table-cell table:formula="of:=[.C5]*[.$E$1]" office:value-type="float" office:value="5.130675" calcext:value-type="float">
            <text:p>5.130675</text:p>
          </table:table-cell>
        </table:table-row>
        <table:table-row table:style-name="ro1">
          <table:table-cell office:value-type="float" office:value="92.526" calcext:value-type="float">
            <text:p>92.526</text:p>
          </table:table-cell>
          <table:table-cell office:value-type="float" office:value="0.8016" calcext:value-type="float">
            <text:p>0.8016</text:p>
          </table:table-cell>
          <table:table-cell table:formula="of:=[.A6]/100" office:value-type="float" office:value="0.92526" calcext:value-type="float">
            <text:p>0.925</text:p>
          </table:table-cell>
          <table:table-cell table:formula="of:=[.B6]/100" office:value-type="float" office:value="0.008016" calcext:value-type="float">
            <text:p>0.008</text:p>
          </table:table-cell>
          <table:table-cell table:formula="of:=[.D6]*[.$E$1]" office:value-type="float" office:value="0.0432864" calcext:value-type="float">
            <text:p>0.0432864</text:p>
          </table:table-cell>
          <table:table-cell table:formula="of:=[.C6]*[.$E$1]" office:value-type="float" office:value="4.996404" calcext:value-type="float">
            <text:p>4.996404</text:p>
          </table:table-cell>
        </table:table-row>
        <table:table-row table:style-name="ro1">
          <table:table-cell office:value-type="float" office:value="90.039" calcext:value-type="float">
            <text:p>90.039</text:p>
          </table:table-cell>
          <table:table-cell office:value-type="float" office:value="1.0519" calcext:value-type="float">
            <text:p>1.0519</text:p>
          </table:table-cell>
          <table:table-cell table:formula="of:=[.A7]/100" office:value-type="float" office:value="0.90039" calcext:value-type="float">
            <text:p>0.900</text:p>
          </table:table-cell>
          <table:table-cell table:formula="of:=[.B7]/100" office:value-type="float" office:value="0.010519" calcext:value-type="float">
            <text:p>0.011</text:p>
          </table:table-cell>
          <table:table-cell table:formula="of:=[.D7]*[.$E$1]" office:value-type="float" office:value="0.0568026" calcext:value-type="float">
            <text:p>0.0568026</text:p>
          </table:table-cell>
          <table:table-cell table:formula="of:=[.C7]*[.$E$1]" office:value-type="float" office:value="4.862106" calcext:value-type="float">
            <text:p>4.862106</text:p>
          </table:table-cell>
        </table:table-row>
        <table:table-row table:style-name="ro1">
          <table:table-cell office:value-type="float" office:value="87.555" calcext:value-type="float">
            <text:p>87.555</text:p>
          </table:table-cell>
          <table:table-cell office:value-type="float" office:value="1.3218" calcext:value-type="float">
            <text:p>1.3218</text:p>
          </table:table-cell>
          <table:table-cell table:formula="of:=[.A8]/100" office:value-type="float" office:value="0.87555" calcext:value-type="float">
            <text:p>0.876</text:p>
          </table:table-cell>
          <table:table-cell table:formula="of:=[.B8]/100" office:value-type="float" office:value="0.013218" calcext:value-type="float">
            <text:p>0.013</text:p>
          </table:table-cell>
          <table:table-cell table:formula="of:=[.D8]*[.$E$1]" office:value-type="float" office:value="0.0713772" calcext:value-type="float">
            <text:p>0.0713772</text:p>
          </table:table-cell>
          <table:table-cell table:formula="of:=[.C8]*[.$E$1]" office:value-type="float" office:value="4.72797" calcext:value-type="float">
            <text:p>4.72797</text:p>
          </table:table-cell>
        </table:table-row>
        <table:table-row table:style-name="ro1">
          <table:table-cell office:value-type="float" office:value="85.0791" calcext:value-type="float">
            <text:p>85.0791</text:p>
          </table:table-cell>
          <table:table-cell office:value-type="float" office:value="1.6094" calcext:value-type="float">
            <text:p>1.6094</text:p>
          </table:table-cell>
          <table:table-cell table:formula="of:=[.A9]/100" office:value-type="float" office:value="0.850791" calcext:value-type="float">
            <text:p>0.851</text:p>
          </table:table-cell>
          <table:table-cell table:formula="of:=[.B9]/100" office:value-type="float" office:value="0.016094" calcext:value-type="float">
            <text:p>0.016</text:p>
          </table:table-cell>
          <table:table-cell table:formula="of:=[.D9]*[.$E$1]" office:value-type="float" office:value="0.0869076" calcext:value-type="float">
            <text:p>0.0869076</text:p>
          </table:table-cell>
          <table:table-cell table:formula="of:=[.C9]*[.$E$1]" office:value-type="float" office:value="4.5942714" calcext:value-type="float">
            <text:p>4.5942714</text:p>
          </table:table-cell>
        </table:table-row>
        <table:table-row table:style-name="ro1">
          <table:table-cell office:value-type="float" office:value="82.6101" calcext:value-type="float">
            <text:p>82.6101</text:p>
          </table:table-cell>
          <table:table-cell office:value-type="float" office:value="1.915" calcext:value-type="float">
            <text:p>1.915</text:p>
          </table:table-cell>
          <table:table-cell table:formula="of:=[.A10]/100" office:value-type="float" office:value="0.826101" calcext:value-type="float">
            <text:p>0.826</text:p>
          </table:table-cell>
          <table:table-cell table:formula="of:=[.B10]/100" office:value-type="float" office:value="0.01915" calcext:value-type="float">
            <text:p>0.019</text:p>
          </table:table-cell>
          <table:table-cell table:formula="of:=[.D10]*[.$E$1]" office:value-type="float" office:value="0.10341" calcext:value-type="float">
            <text:p>0.10341</text:p>
          </table:table-cell>
          <table:table-cell table:formula="of:=[.C10]*[.$E$1]" office:value-type="float" office:value="4.4609454" calcext:value-type="float">
            <text:p>4.4609454</text:p>
          </table:table-cell>
        </table:table-row>
        <table:table-row table:style-name="ro1">
          <table:table-cell office:value-type="float" office:value="80.1476" calcext:value-type="float">
            <text:p>80.1476</text:p>
          </table:table-cell>
          <table:table-cell office:value-type="float" office:value="2.2394" calcext:value-type="float">
            <text:p>2.2394</text:p>
          </table:table-cell>
          <table:table-cell table:formula="of:=[.A11]/100" office:value-type="float" office:value="0.801476" calcext:value-type="float">
            <text:p>0.801</text:p>
          </table:table-cell>
          <table:table-cell table:formula="of:=[.B11]/100" office:value-type="float" office:value="0.022394" calcext:value-type="float">
            <text:p>0.022</text:p>
          </table:table-cell>
          <table:table-cell table:formula="of:=[.D11]*[.$E$1]" office:value-type="float" office:value="0.1209276" calcext:value-type="float">
            <text:p>0.1209276</text:p>
          </table:table-cell>
          <table:table-cell table:formula="of:=[.C11]*[.$E$1]" office:value-type="float" office:value="4.3279704" calcext:value-type="float">
            <text:p>4.3279704</text:p>
          </table:table-cell>
        </table:table-row>
        <table:table-row table:style-name="ro1">
          <table:table-cell office:value-type="float" office:value="77.693" calcext:value-type="float">
            <text:p>77.693</text:p>
          </table:table-cell>
          <table:table-cell office:value-type="float" office:value="2.5829" calcext:value-type="float">
            <text:p>2.5829</text:p>
          </table:table-cell>
          <table:table-cell table:formula="of:=[.A12]/100" office:value-type="float" office:value="0.77693" calcext:value-type="float">
            <text:p>0.777</text:p>
          </table:table-cell>
          <table:table-cell table:formula="of:=[.B12]/100" office:value-type="float" office:value="0.025829" calcext:value-type="float">
            <text:p>0.026</text:p>
          </table:table-cell>
          <table:table-cell table:formula="of:=[.D12]*[.$E$1]" office:value-type="float" office:value="0.1394766" calcext:value-type="float">
            <text:p>0.1394766</text:p>
          </table:table-cell>
          <table:table-cell table:formula="of:=[.C12]*[.$E$1]" office:value-type="float" office:value="4.195422" calcext:value-type="float">
            <text:p>4.195422</text:p>
          </table:table-cell>
        </table:table-row>
        <table:table-row table:style-name="ro1">
          <table:table-cell office:value-type="float" office:value="75.2205" calcext:value-type="float">
            <text:p>75.2205</text:p>
          </table:table-cell>
          <table:table-cell office:value-type="float" office:value="2.9477" calcext:value-type="float">
            <text:p>2.9477</text:p>
          </table:table-cell>
          <table:table-cell table:formula="of:=[.A13]/100" office:value-type="float" office:value="0.752205" calcext:value-type="float">
            <text:p>0.752</text:p>
          </table:table-cell>
          <table:table-cell table:formula="of:=[.B13]/100" office:value-type="float" office:value="0.029477" calcext:value-type="float">
            <text:p>0.029</text:p>
          </table:table-cell>
          <table:table-cell table:formula="of:=[.D13]*[.$E$1]" office:value-type="float" office:value="0.1591758" calcext:value-type="float">
            <text:p>0.1591758</text:p>
          </table:table-cell>
          <table:table-cell table:formula="of:=[.C13]*[.$E$1]" office:value-type="float" office:value="4.061907" calcext:value-type="float">
            <text:p>4.061907</text:p>
          </table:table-cell>
        </table:table-row>
        <table:table-row table:style-name="ro1">
          <table:table-cell office:value-type="float" office:value="72.7368" calcext:value-type="float">
            <text:p>72.7368</text:p>
          </table:table-cell>
          <table:table-cell office:value-type="float" office:value="3.3279" calcext:value-type="float">
            <text:p>3.3279</text:p>
          </table:table-cell>
          <table:table-cell table:formula="of:=[.A14]/100" office:value-type="float" office:value="0.727368" calcext:value-type="float">
            <text:p>0.727</text:p>
          </table:table-cell>
          <table:table-cell table:formula="of:=[.B14]/100" office:value-type="float" office:value="0.033279" calcext:value-type="float">
            <text:p>0.033</text:p>
          </table:table-cell>
          <table:table-cell table:formula="of:=[.D14]*[.$E$1]" office:value-type="float" office:value="0.1797066" calcext:value-type="float">
            <text:p>0.1797066</text:p>
          </table:table-cell>
          <table:table-cell table:formula="of:=[.C14]*[.$E$1]" office:value-type="float" office:value="3.9277872" calcext:value-type="float">
            <text:p>3.9277872</text:p>
          </table:table-cell>
        </table:table-row>
        <table:table-row table:style-name="ro1">
          <table:table-cell office:value-type="float" office:value="70.2623" calcext:value-type="float">
            <text:p>70.2623</text:p>
          </table:table-cell>
          <table:table-cell office:value-type="float" office:value="3.7121" calcext:value-type="float">
            <text:p>3.7121</text:p>
          </table:table-cell>
          <table:table-cell table:formula="of:=[.A15]/100" office:value-type="float" office:value="0.702623" calcext:value-type="float">
            <text:p>0.703</text:p>
          </table:table-cell>
          <table:table-cell table:formula="of:=[.B15]/100" office:value-type="float" office:value="0.037121" calcext:value-type="float">
            <text:p>0.037</text:p>
          </table:table-cell>
          <table:table-cell table:formula="of:=[.D15]*[.$E$1]" office:value-type="float" office:value="0.2004534" calcext:value-type="float">
            <text:p>0.2004534</text:p>
          </table:table-cell>
          <table:table-cell table:formula="of:=[.C15]*[.$E$1]" office:value-type="float" office:value="3.7941642" calcext:value-type="float">
            <text:p>3.7941642</text:p>
          </table:table-cell>
        </table:table-row>
        <table:table-row table:style-name="ro1">
          <table:table-cell office:value-type="float" office:value="67.7772" calcext:value-type="float">
            <text:p>67.7772</text:p>
          </table:table-cell>
          <table:table-cell office:value-type="float" office:value="4.0942" calcext:value-type="float">
            <text:p>4.0942</text:p>
          </table:table-cell>
          <table:table-cell table:formula="of:=[.A16]/100" office:value-type="float" office:value="0.677772" calcext:value-type="float">
            <text:p>0.678</text:p>
          </table:table-cell>
          <table:table-cell table:formula="of:=[.B16]/100" office:value-type="float" office:value="0.040942" calcext:value-type="float">
            <text:p>0.041</text:p>
          </table:table-cell>
          <table:table-cell table:formula="of:=[.D16]*[.$E$1]" office:value-type="float" office:value="0.2210868" calcext:value-type="float">
            <text:p>0.2210868</text:p>
          </table:table-cell>
          <table:table-cell table:formula="of:=[.C16]*[.$E$1]" office:value-type="float" office:value="3.6599688" calcext:value-type="float">
            <text:p>3.6599688</text:p>
          </table:table-cell>
        </table:table-row>
        <table:table-row table:style-name="ro1">
          <table:table-cell office:value-type="float" office:value="65.2829" calcext:value-type="float">
            <text:p>65.2829</text:p>
          </table:table-cell>
          <table:table-cell office:value-type="float" office:value="4.4654" calcext:value-type="float">
            <text:p>4.4654</text:p>
          </table:table-cell>
          <table:table-cell table:formula="of:=[.A17]/100" office:value-type="float" office:value="0.652829" calcext:value-type="float">
            <text:p>0.653</text:p>
          </table:table-cell>
          <table:table-cell table:formula="of:=[.B17]/100" office:value-type="float" office:value="0.044654" calcext:value-type="float">
            <text:p>0.045</text:p>
          </table:table-cell>
          <table:table-cell table:formula="of:=[.D17]*[.$E$1]" office:value-type="float" office:value="0.2411316" calcext:value-type="float">
            <text:p>0.2411316</text:p>
          </table:table-cell>
          <table:table-cell table:formula="of:=[.C17]*[.$E$1]" office:value-type="float" office:value="3.5252766" calcext:value-type="float">
            <text:p>3.5252766</text:p>
          </table:table-cell>
        </table:table-row>
        <table:table-row table:style-name="ro1">
          <table:table-cell office:value-type="float" office:value="62.7896" calcext:value-type="float">
            <text:p>62.7896</text:p>
          </table:table-cell>
          <table:table-cell office:value-type="float" office:value="4.818" calcext:value-type="float">
            <text:p>4.818</text:p>
          </table:table-cell>
          <table:table-cell table:formula="of:=[.A18]/100" office:value-type="float" office:value="0.627896" calcext:value-type="float">
            <text:p>0.628</text:p>
          </table:table-cell>
          <table:table-cell table:formula="of:=[.B18]/100" office:value-type="float" office:value="0.04818" calcext:value-type="float">
            <text:p>0.048</text:p>
          </table:table-cell>
          <table:table-cell table:formula="of:=[.D18]*[.$E$1]" office:value-type="float" office:value="0.260172" calcext:value-type="float">
            <text:p>0.260172</text:p>
          </table:table-cell>
          <table:table-cell table:formula="of:=[.C18]*[.$E$1]" office:value-type="float" office:value="3.3906384" calcext:value-type="float">
            <text:p>3.3906384</text:p>
          </table:table-cell>
        </table:table-row>
        <table:table-row table:style-name="ro1">
          <table:table-cell office:value-type="float" office:value="60.2942" calcext:value-type="float">
            <text:p>60.2942</text:p>
          </table:table-cell>
          <table:table-cell office:value-type="float" office:value="5.1488" calcext:value-type="float">
            <text:p>5.1488</text:p>
          </table:table-cell>
          <table:table-cell table:formula="of:=[.A19]/100" office:value-type="float" office:value="0.602942" calcext:value-type="float">
            <text:p>0.603</text:p>
          </table:table-cell>
          <table:table-cell table:formula="of:=[.B19]/100" office:value-type="float" office:value="0.051488" calcext:value-type="float">
            <text:p>0.051</text:p>
          </table:table-cell>
          <table:table-cell table:formula="of:=[.D19]*[.$E$1]" office:value-type="float" office:value="0.2780352" calcext:value-type="float">
            <text:p>0.2780352</text:p>
          </table:table-cell>
          <table:table-cell table:formula="of:=[.C19]*[.$E$1]" office:value-type="float" office:value="3.2558868" calcext:value-type="float">
            <text:p>3.2558868</text:p>
          </table:table-cell>
        </table:table-row>
        <table:table-row table:style-name="ro1">
          <table:table-cell office:value-type="float" office:value="57.8007" calcext:value-type="float">
            <text:p>57.8007</text:p>
          </table:table-cell>
          <table:table-cell office:value-type="float" office:value="5.4553" calcext:value-type="float">
            <text:p>5.4553</text:p>
          </table:table-cell>
          <table:table-cell table:formula="of:=[.A20]/100" office:value-type="float" office:value="0.578007" calcext:value-type="float">
            <text:p>0.578</text:p>
          </table:table-cell>
          <table:table-cell table:formula="of:=[.B20]/100" office:value-type="float" office:value="0.054553" calcext:value-type="float">
            <text:p>0.055</text:p>
          </table:table-cell>
          <table:table-cell table:formula="of:=[.D20]*[.$E$1]" office:value-type="float" office:value="0.2945862" calcext:value-type="float">
            <text:p>0.2945862</text:p>
          </table:table-cell>
          <table:table-cell table:formula="of:=[.C20]*[.$E$1]" office:value-type="float" office:value="3.1212378" calcext:value-type="float">
            <text:p>3.1212378</text:p>
          </table:table-cell>
        </table:table-row>
        <table:table-row table:style-name="ro1">
          <table:table-cell office:value-type="float" office:value="55.3083" calcext:value-type="float">
            <text:p>55.3083</text:p>
          </table:table-cell>
          <table:table-cell office:value-type="float" office:value="5.7368" calcext:value-type="float">
            <text:p>5.7368</text:p>
          </table:table-cell>
          <table:table-cell table:formula="of:=[.A21]/100" office:value-type="float" office:value="0.553083" calcext:value-type="float">
            <text:p>0.553</text:p>
          </table:table-cell>
          <table:table-cell table:formula="of:=[.B21]/100" office:value-type="float" office:value="0.057368" calcext:value-type="float">
            <text:p>0.057</text:p>
          </table:table-cell>
          <table:table-cell table:formula="of:=[.D21]*[.$E$1]" office:value-type="float" office:value="0.3097872" calcext:value-type="float">
            <text:p>0.3097872</text:p>
          </table:table-cell>
          <table:table-cell table:formula="of:=[.C21]*[.$E$1]" office:value-type="float" office:value="2.9866482" calcext:value-type="float">
            <text:p>2.9866482</text:p>
          </table:table-cell>
        </table:table-row>
        <table:table-row table:style-name="ro1">
          <table:table-cell office:value-type="float" office:value="52.8143" calcext:value-type="float">
            <text:p>52.8143</text:p>
          </table:table-cell>
          <table:table-cell office:value-type="float" office:value="5.992" calcext:value-type="float">
            <text:p>5.992</text:p>
          </table:table-cell>
          <table:table-cell table:formula="of:=[.A22]/100" office:value-type="float" office:value="0.528143" calcext:value-type="float">
            <text:p>0.528</text:p>
          </table:table-cell>
          <table:table-cell table:formula="of:=[.B22]/100" office:value-type="float" office:value="0.05992" calcext:value-type="float">
            <text:p>0.060</text:p>
          </table:table-cell>
          <table:table-cell table:formula="of:=[.D22]*[.$E$1]" office:value-type="float" office:value="0.323568" calcext:value-type="float">
            <text:p>0.323568</text:p>
          </table:table-cell>
          <table:table-cell table:formula="of:=[.C22]*[.$E$1]" office:value-type="float" office:value="2.8519722" calcext:value-type="float">
            <text:p>2.8519722</text:p>
          </table:table-cell>
        </table:table-row>
        <table:table-row table:style-name="ro1">
          <table:table-cell office:value-type="float" office:value="50.3169" calcext:value-type="float">
            <text:p>50.3169</text:p>
          </table:table-cell>
          <table:table-cell office:value-type="float" office:value="6.2175" calcext:value-type="float">
            <text:p>6.2175</text:p>
          </table:table-cell>
          <table:table-cell table:formula="of:=[.A23]/100" office:value-type="float" office:value="0.503169" calcext:value-type="float">
            <text:p>0.503</text:p>
          </table:table-cell>
          <table:table-cell table:formula="of:=[.B23]/100" office:value-type="float" office:value="0.062175" calcext:value-type="float">
            <text:p>0.062</text:p>
          </table:table-cell>
          <table:table-cell table:formula="of:=[.D23]*[.$E$1]" office:value-type="float" office:value="0.335745" calcext:value-type="float">
            <text:p>0.335745</text:p>
          </table:table-cell>
          <table:table-cell table:formula="of:=[.C23]*[.$E$1]" office:value-type="float" office:value="2.7171126" calcext:value-type="float">
            <text:p>2.7171126</text:p>
          </table:table-cell>
        </table:table-row>
        <table:table-row table:style-name="ro1">
          <table:table-cell office:value-type="float" office:value="47.8267" calcext:value-type="float">
            <text:p>47.8267</text:p>
          </table:table-cell>
          <table:table-cell office:value-type="float" office:value="6.4067" calcext:value-type="float">
            <text:p>6.4067</text:p>
          </table:table-cell>
          <table:table-cell table:formula="of:=[.A24]/100" office:value-type="float" office:value="0.478267" calcext:value-type="float">
            <text:p>0.478</text:p>
          </table:table-cell>
          <table:table-cell table:formula="of:=[.B24]/100" office:value-type="float" office:value="0.064067" calcext:value-type="float">
            <text:p>0.064</text:p>
          </table:table-cell>
          <table:table-cell table:formula="of:=[.D24]*[.$E$1]" office:value-type="float" office:value="0.3459618" calcext:value-type="float">
            <text:p>0.3459618</text:p>
          </table:table-cell>
          <table:table-cell table:formula="of:=[.C24]*[.$E$1]" office:value-type="float" office:value="2.5826418" calcext:value-type="float">
            <text:p>2.5826418</text:p>
          </table:table-cell>
        </table:table-row>
        <table:table-row table:style-name="ro1">
          <table:table-cell office:value-type="float" office:value="45.3024" calcext:value-type="float">
            <text:p>45.3024</text:p>
          </table:table-cell>
          <table:table-cell office:value-type="float" office:value="6.5566" calcext:value-type="float">
            <text:p>6.5566</text:p>
          </table:table-cell>
          <table:table-cell table:formula="of:=[.A25]/100" office:value-type="float" office:value="0.453024" calcext:value-type="float">
            <text:p>0.453</text:p>
          </table:table-cell>
          <table:table-cell table:formula="of:=[.B25]/100" office:value-type="float" office:value="0.065566" calcext:value-type="float">
            <text:p>0.066</text:p>
          </table:table-cell>
          <table:table-cell table:formula="of:=[.D25]*[.$E$1]" office:value-type="float" office:value="0.3540564" calcext:value-type="float">
            <text:p>0.3540564</text:p>
          </table:table-cell>
          <table:table-cell table:formula="of:=[.C25]*[.$E$1]" office:value-type="float" office:value="2.4463296" calcext:value-type="float">
            <text:p>2.4463296</text:p>
          </table:table-cell>
        </table:table-row>
        <table:table-row table:style-name="ro1">
          <table:table-cell office:value-type="float" office:value="42.7706" calcext:value-type="float">
            <text:p>42.7706</text:p>
          </table:table-cell>
          <table:table-cell office:value-type="float" office:value="6.6621" calcext:value-type="float">
            <text:p>6.6621</text:p>
          </table:table-cell>
          <table:table-cell table:formula="of:=[.A26]/100" office:value-type="float" office:value="0.427706" calcext:value-type="float">
            <text:p>0.428</text:p>
          </table:table-cell>
          <table:table-cell table:formula="of:=[.B26]/100" office:value-type="float" office:value="0.066621" calcext:value-type="float">
            <text:p>0.067</text:p>
          </table:table-cell>
          <table:table-cell table:formula="of:=[.D26]*[.$E$1]" office:value-type="float" office:value="0.3597534" calcext:value-type="float">
            <text:p>0.3597534</text:p>
          </table:table-cell>
          <table:table-cell table:formula="of:=[.C26]*[.$E$1]" office:value-type="float" office:value="2.3096124" calcext:value-type="float">
            <text:p>2.3096124</text:p>
          </table:table-cell>
        </table:table-row>
        <table:table-row table:style-name="ro1">
          <table:table-cell office:value-type="float" office:value="40.2583" calcext:value-type="float">
            <text:p>40.2583</text:p>
          </table:table-cell>
          <table:table-cell office:value-type="float" office:value="6.7237" calcext:value-type="float">
            <text:p>6.7237</text:p>
          </table:table-cell>
          <table:table-cell table:formula="of:=[.A27]/100" office:value-type="float" office:value="0.402583" calcext:value-type="float">
            <text:p>0.403</text:p>
          </table:table-cell>
          <table:table-cell table:formula="of:=[.B27]/100" office:value-type="float" office:value="0.067237" calcext:value-type="float">
            <text:p>0.067</text:p>
          </table:table-cell>
          <table:table-cell table:formula="of:=[.D27]*[.$E$1]" office:value-type="float" office:value="0.3630798" calcext:value-type="float">
            <text:p>0.3630798</text:p>
          </table:table-cell>
          <table:table-cell table:formula="of:=[.C27]*[.$E$1]" office:value-type="float" office:value="2.1739482" calcext:value-type="float">
            <text:p>2.1739482</text:p>
          </table:table-cell>
        </table:table-row>
        <table:table-row table:style-name="ro1">
          <table:table-cell office:value-type="float" office:value="37.7395" calcext:value-type="float">
            <text:p>37.7395</text:p>
          </table:table-cell>
          <table:table-cell office:value-type="float" office:value="6.7464" calcext:value-type="float">
            <text:p>6.7464</text:p>
          </table:table-cell>
          <table:table-cell table:formula="of:=[.A28]/100" office:value-type="float" office:value="0.377395" calcext:value-type="float">
            <text:p>0.377</text:p>
          </table:table-cell>
          <table:table-cell table:formula="of:=[.B28]/100" office:value-type="float" office:value="0.067464" calcext:value-type="float">
            <text:p>0.067</text:p>
          </table:table-cell>
          <table:table-cell table:formula="of:=[.D28]*[.$E$1]" office:value-type="float" office:value="0.3643056" calcext:value-type="float">
            <text:p>0.3643056</text:p>
          </table:table-cell>
          <table:table-cell table:formula="of:=[.C28]*[.$E$1]" office:value-type="float" office:value="2.037933" calcext:value-type="float">
            <text:p>2.037933</text:p>
          </table:table-cell>
        </table:table-row>
        <table:table-row table:style-name="ro1">
          <table:table-cell office:value-type="float" office:value="35.2368" calcext:value-type="float">
            <text:p>35.2368</text:p>
          </table:table-cell>
          <table:table-cell office:value-type="float" office:value="6.7354" calcext:value-type="float">
            <text:p>6.7354</text:p>
          </table:table-cell>
          <table:table-cell table:formula="of:=[.A29]/100" office:value-type="float" office:value="0.352368" calcext:value-type="float">
            <text:p>0.352</text:p>
          </table:table-cell>
          <table:table-cell table:formula="of:=[.B29]/100" office:value-type="float" office:value="0.067354" calcext:value-type="float">
            <text:p>0.067</text:p>
          </table:table-cell>
          <table:table-cell table:formula="of:=[.D29]*[.$E$1]" office:value-type="float" office:value="0.3637116" calcext:value-type="float">
            <text:p>0.3637116</text:p>
          </table:table-cell>
          <table:table-cell table:formula="of:=[.C29]*[.$E$1]" office:value-type="float" office:value="1.9027872" calcext:value-type="float">
            <text:p>1.9027872</text:p>
          </table:table-cell>
        </table:table-row>
        <table:table-row table:style-name="ro1">
          <table:table-cell office:value-type="float" office:value="30.2312" calcext:value-type="float">
            <text:p>30.2312</text:p>
          </table:table-cell>
          <table:table-cell office:value-type="float" office:value="6.6315" calcext:value-type="float">
            <text:p>6.6315</text:p>
          </table:table-cell>
          <table:table-cell table:formula="of:=[.A30]/100" office:value-type="float" office:value="0.302312" calcext:value-type="float">
            <text:p>0.302</text:p>
          </table:table-cell>
          <table:table-cell table:formula="of:=[.B30]/100" office:value-type="float" office:value="0.066315" calcext:value-type="float">
            <text:p>0.066</text:p>
          </table:table-cell>
          <table:table-cell table:formula="of:=[.D30]*[.$E$1]" office:value-type="float" office:value="0.358101" calcext:value-type="float">
            <text:p>0.358101</text:p>
          </table:table-cell>
          <table:table-cell table:formula="of:=[.C30]*[.$E$1]" office:value-type="float" office:value="1.6324848" calcext:value-type="float">
            <text:p>1.6324848</text:p>
          </table:table-cell>
        </table:table-row>
        <table:table-row table:style-name="ro1">
          <table:table-cell office:value-type="float" office:value="25.2069" calcext:value-type="float">
            <text:p>25.2069</text:p>
          </table:table-cell>
          <table:table-cell office:value-type="float" office:value="6.4343" calcext:value-type="float">
            <text:p>6.4343</text:p>
          </table:table-cell>
          <table:table-cell table:formula="of:=[.A31]/100" office:value-type="float" office:value="0.252069" calcext:value-type="float">
            <text:p>0.252</text:p>
          </table:table-cell>
          <table:table-cell table:formula="of:=[.B31]/100" office:value-type="float" office:value="0.064343" calcext:value-type="float">
            <text:p>0.064</text:p>
          </table:table-cell>
          <table:table-cell table:formula="of:=[.D31]*[.$E$1]" office:value-type="float" office:value="0.3474522" calcext:value-type="float">
            <text:p>0.3474522</text:p>
          </table:table-cell>
          <table:table-cell table:formula="of:=[.C31]*[.$E$1]" office:value-type="float" office:value="1.3611726" calcext:value-type="float">
            <text:p>1.3611726</text:p>
          </table:table-cell>
        </table:table-row>
        <table:table-row table:style-name="ro1">
          <table:table-cell office:value-type="float" office:value="22.6856" calcext:value-type="float">
            <text:p>22.6856</text:p>
          </table:table-cell>
          <table:table-cell office:value-type="float" office:value="6.3002" calcext:value-type="float">
            <text:p>6.3002</text:p>
          </table:table-cell>
          <table:table-cell table:formula="of:=[.A32]/100" office:value-type="float" office:value="0.226856" calcext:value-type="float">
            <text:p>0.227</text:p>
          </table:table-cell>
          <table:table-cell table:formula="of:=[.B32]/100" office:value-type="float" office:value="0.063002" calcext:value-type="float">
            <text:p>0.063</text:p>
          </table:table-cell>
          <table:table-cell table:formula="of:=[.D32]*[.$E$1]" office:value-type="float" office:value="0.3402108" calcext:value-type="float">
            <text:p>0.3402108</text:p>
          </table:table-cell>
          <table:table-cell table:formula="of:=[.C32]*[.$E$1]" office:value-type="float" office:value="1.2250224" calcext:value-type="float">
            <text:p>1.2250224</text:p>
          </table:table-cell>
        </table:table-row>
        <table:table-row table:style-name="ro1">
          <table:table-cell office:value-type="float" office:value="20.1645" calcext:value-type="float">
            <text:p>20.1645</text:p>
          </table:table-cell>
          <table:table-cell office:value-type="float" office:value="6.1379" calcext:value-type="float">
            <text:p>6.1379</text:p>
          </table:table-cell>
          <table:table-cell table:formula="of:=[.A33]/100" office:value-type="float" office:value="0.201645" calcext:value-type="float">
            <text:p>0.202</text:p>
          </table:table-cell>
          <table:table-cell table:formula="of:=[.B33]/100" office:value-type="float" office:value="0.061379" calcext:value-type="float">
            <text:p>0.061</text:p>
          </table:table-cell>
          <table:table-cell table:formula="of:=[.D33]*[.$E$1]" office:value-type="float" office:value="0.3314466" calcext:value-type="float">
            <text:p>0.3314466</text:p>
          </table:table-cell>
          <table:table-cell table:formula="of:=[.C33]*[.$E$1]" office:value-type="float" office:value="1.088883" calcext:value-type="float">
            <text:p>1.088883</text:p>
          </table:table-cell>
        </table:table-row>
        <table:table-row table:style-name="ro1">
          <table:table-cell office:value-type="float" office:value="17.6322" calcext:value-type="float">
            <text:p>17.6322</text:p>
          </table:table-cell>
          <table:table-cell office:value-type="float" office:value="5.9389" calcext:value-type="float">
            <text:p>5.9389</text:p>
          </table:table-cell>
          <table:table-cell table:formula="of:=[.A34]/100" office:value-type="float" office:value="0.176322" calcext:value-type="float">
            <text:p>0.176</text:p>
          </table:table-cell>
          <table:table-cell table:formula="of:=[.B34]/100" office:value-type="float" office:value="0.059389" calcext:value-type="float">
            <text:p>0.059</text:p>
          </table:table-cell>
          <table:table-cell table:formula="of:=[.D34]*[.$E$1]" office:value-type="float" office:value="0.3207006" calcext:value-type="float">
            <text:p>0.3207006</text:p>
          </table:table-cell>
          <table:table-cell table:formula="of:=[.C34]*[.$E$1]" office:value-type="float" office:value="0.9521388" calcext:value-type="float">
            <text:p>0.9521388</text:p>
          </table:table-cell>
        </table:table-row>
        <table:table-row table:style-name="ro1">
          <table:table-cell office:value-type="float" office:value="15.0964" calcext:value-type="float">
            <text:p>15.0964</text:p>
          </table:table-cell>
          <table:table-cell office:value-type="float" office:value="5.6898" calcext:value-type="float">
            <text:p>5.6898</text:p>
          </table:table-cell>
          <table:table-cell table:formula="of:=[.A35]/100" office:value-type="float" office:value="0.150964" calcext:value-type="float">
            <text:p>0.151</text:p>
          </table:table-cell>
          <table:table-cell table:formula="of:=[.B35]/100" office:value-type="float" office:value="0.056898" calcext:value-type="float">
            <text:p>0.057</text:p>
          </table:table-cell>
          <table:table-cell table:formula="of:=[.D35]*[.$E$1]" office:value-type="float" office:value="0.3072492" calcext:value-type="float">
            <text:p>0.3072492</text:p>
          </table:table-cell>
          <table:table-cell table:formula="of:=[.C35]*[.$E$1]" office:value-type="float" office:value="0.8152056" calcext:value-type="float">
            <text:p>0.8152056</text:p>
          </table:table-cell>
        </table:table-row>
        <table:table-row table:style-name="ro1">
          <table:table-cell office:value-type="float" office:value="12.5345" calcext:value-type="float">
            <text:p>12.5345</text:p>
          </table:table-cell>
          <table:table-cell office:value-type="float" office:value="5.3634" calcext:value-type="float">
            <text:p>5.3634</text:p>
          </table:table-cell>
          <table:table-cell table:formula="of:=[.A36]/100" office:value-type="float" office:value="0.125345" calcext:value-type="float">
            <text:p>0.125</text:p>
          </table:table-cell>
          <table:table-cell table:formula="of:=[.B36]/100" office:value-type="float" office:value="0.053634" calcext:value-type="float">
            <text:p>0.054</text:p>
          </table:table-cell>
          <table:table-cell table:formula="of:=[.D36]*[.$E$1]" office:value-type="float" office:value="0.2896236" calcext:value-type="float">
            <text:p>0.2896236</text:p>
          </table:table-cell>
          <table:table-cell table:formula="of:=[.C36]*[.$E$1]" office:value-type="float" office:value="0.676863" calcext:value-type="float">
            <text:p>0.676863</text:p>
          </table:table-cell>
        </table:table-row>
        <table:table-row table:style-name="ro1">
          <table:table-cell office:value-type="float" office:value="9.9519" calcext:value-type="float">
            <text:p>9.9519</text:p>
          </table:table-cell>
          <table:table-cell office:value-type="float" office:value="4.9191" calcext:value-type="float">
            <text:p>4.9191</text:p>
          </table:table-cell>
          <table:table-cell table:formula="of:=[.A37]/100" office:value-type="float" office:value="0.099519" calcext:value-type="float">
            <text:p>0.100</text:p>
          </table:table-cell>
          <table:table-cell table:formula="of:=[.B37]/100" office:value-type="float" office:value="0.049191" calcext:value-type="float">
            <text:p>0.049</text:p>
          </table:table-cell>
          <table:table-cell table:formula="of:=[.D37]*[.$E$1]" office:value-type="float" office:value="0.2656314" calcext:value-type="float">
            <text:p>0.2656314</text:p>
          </table:table-cell>
          <table:table-cell table:formula="of:=[.C37]*[.$E$1]" office:value-type="float" office:value="0.5374026" calcext:value-type="float">
            <text:p>0.5374026</text:p>
          </table:table-cell>
        </table:table-row>
        <table:table-row table:style-name="ro1">
          <table:table-cell office:value-type="float" office:value="7.3268" calcext:value-type="float">
            <text:p>7.3268</text:p>
          </table:table-cell>
          <table:table-cell office:value-type="float" office:value="4.2886" calcext:value-type="float">
            <text:p>4.2886</text:p>
          </table:table-cell>
          <table:table-cell table:formula="of:=[.A38]/100" office:value-type="float" office:value="0.073268" calcext:value-type="float">
            <text:p>0.073</text:p>
          </table:table-cell>
          <table:table-cell table:formula="of:=[.B38]/100" office:value-type="float" office:value="0.042886" calcext:value-type="float">
            <text:p>0.043</text:p>
          </table:table-cell>
          <table:table-cell table:formula="of:=[.D38]*[.$E$1]" office:value-type="float" office:value="0.2315844" calcext:value-type="float">
            <text:p>0.2315844</text:p>
          </table:table-cell>
          <table:table-cell table:formula="of:=[.C38]*[.$E$1]" office:value-type="float" office:value="0.3956472" calcext:value-type="float">
            <text:p>0.3956472</text:p>
          </table:table-cell>
        </table:table-row>
        <table:table-row table:style-name="ro1">
          <table:table-cell office:value-type="float" office:value="4.7014" calcext:value-type="float">
            <text:p>4.7014</text:p>
          </table:table-cell>
          <table:table-cell office:value-type="float" office:value="3.3786" calcext:value-type="float">
            <text:p>3.3786</text:p>
          </table:table-cell>
          <table:table-cell table:formula="of:=[.A39]/100" office:value-type="float" office:value="0.047014" calcext:value-type="float">
            <text:p>0.047</text:p>
          </table:table-cell>
          <table:table-cell table:formula="of:=[.B39]/100" office:value-type="float" office:value="0.033786" calcext:value-type="float">
            <text:p>0.034</text:p>
          </table:table-cell>
          <table:table-cell table:formula="of:=[.D39]*[.$E$1]" office:value-type="float" office:value="0.1824444" calcext:value-type="float">
            <text:p>0.1824444</text:p>
          </table:table-cell>
          <table:table-cell table:formula="of:=[.C39]*[.$E$1]" office:value-type="float" office:value="0.2538756" calcext:value-type="float">
            <text:p>0.2538756</text:p>
          </table:table-cell>
        </table:table-row>
        <table:table-row table:style-name="ro1">
          <table:table-cell office:value-type="float" office:value="2.3372" calcext:value-type="float">
            <text:p>2.3372</text:p>
          </table:table-cell>
          <table:table-cell office:value-type="float" office:value="2.1475" calcext:value-type="float">
            <text:p>2.1475</text:p>
          </table:table-cell>
          <table:table-cell table:formula="of:=[.A40]/100" office:value-type="float" office:value="0.023372" calcext:value-type="float">
            <text:p>0.023</text:p>
          </table:table-cell>
          <table:table-cell table:formula="of:=[.B40]/100" office:value-type="float" office:value="0.021475" calcext:value-type="float">
            <text:p>0.021</text:p>
          </table:table-cell>
          <table:table-cell table:formula="of:=[.D40]*[.$E$1]" office:value-type="float" office:value="0.115965" calcext:value-type="float">
            <text:p>0.115965</text:p>
          </table:table-cell>
          <table:table-cell table:formula="of:=[.C40]*[.$E$1]" office:value-type="float" office:value="0.1262088" calcext:value-type="float">
            <text:p>0.1262088</text:p>
          </table:table-cell>
        </table:table-row>
        <table:table-row table:style-name="ro1">
          <table:table-cell office:value-type="float" office:value="0.9229" calcext:value-type="float">
            <text:p>0.9229</text:p>
          </table:table-cell>
          <table:table-cell office:value-type="float" office:value="1.0156" calcext:value-type="float">
            <text:p>1.0156</text:p>
          </table:table-cell>
          <table:table-cell table:formula="of:=[.A41]/100" office:value-type="float" office:value="0.009229" calcext:value-type="float">
            <text:p>0.009</text:p>
          </table:table-cell>
          <table:table-cell table:formula="of:=[.B41]/100" office:value-type="float" office:value="0.010156" calcext:value-type="float">
            <text:p>0.010</text:p>
          </table:table-cell>
          <table:table-cell table:formula="of:=[.D41]*[.$E$1]" office:value-type="float" office:value="0.0548424" calcext:value-type="float">
            <text:p>0.0548424</text:p>
          </table:table-cell>
          <table:table-cell table:formula="of:=[.C41]*[.$E$1]" office:value-type="float" office:value="0.0498366" calcext:value-type="float">
            <text:p>0.0498366</text:p>
          </table:table-cell>
        </table:table-row>
        <table:table-row table:style-name="ro1">
          <table:table-cell office:value-type="float" office:value="0.2804" calcext:value-type="float">
            <text:p>0.2804</text:p>
          </table:table-cell>
          <table:table-cell office:value-type="float" office:value="0.2043" calcext:value-type="float">
            <text:p>0.2043</text:p>
          </table:table-cell>
          <table:table-cell table:formula="of:=[.A42]/100" office:value-type="float" office:value="0.002804" calcext:value-type="float">
            <text:p>0.003</text:p>
          </table:table-cell>
          <table:table-cell table:formula="of:=[.B42]/100" office:value-type="float" office:value="0.002043" calcext:value-type="float">
            <text:p>0.002</text:p>
          </table:table-cell>
          <table:table-cell table:formula="of:=[.D42]*[.$E$1]" office:value-type="float" office:value="0.0110322" calcext:value-type="float">
            <text:p>0.0110322</text:p>
          </table:table-cell>
          <table:table-cell table:formula="of:=[.C42]*[.$E$1]" office:value-type="float" office:value="0.0151416" calcext:value-type="float">
            <text:p>0.01514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628" calcext:value-type="float">
            <text:p>-0.6628</text:p>
          </table:table-cell>
          <table:table-cell table:formula="of:=[.A43]/100" office:value-type="float" office:value="0" calcext:value-type="float">
            <text:p>0.000</text:p>
          </table:table-cell>
          <table:table-cell table:formula="of:=[.B43]/100" office:value-type="float" office:value="-0.006628" calcext:value-type="float">
            <text:p>-0.007</text:p>
          </table:table-cell>
          <table:table-cell table:formula="of:=[.D43]*[.$E$1]" office:value-type="float" office:value="-0.0357912" calcext:value-type="float">
            <text:p>-0.0357912</text:p>
          </table:table-cell>
          <table:table-cell table:formula="of:=[.C43]*[.$E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95" calcext:value-type="float">
            <text:p>0.3495</text:p>
          </table:table-cell>
          <table:table-cell office:value-type="float" office:value="-1.4193" calcext:value-type="float">
            <text:p>-1.4193</text:p>
          </table:table-cell>
          <table:table-cell table:formula="of:=[.A44]/100" office:value-type="float" office:value="0.003495" calcext:value-type="float">
            <text:p>0.003</text:p>
          </table:table-cell>
          <table:table-cell table:formula="of:=[.B44]/100" office:value-type="float" office:value="-0.014193" calcext:value-type="float">
            <text:p>-0.014</text:p>
          </table:table-cell>
          <table:table-cell table:formula="of:=[.D44]*[.$E$1]" office:value-type="float" office:value="-0.0766422" calcext:value-type="float">
            <text:p>-0.0766422</text:p>
          </table:table-cell>
          <table:table-cell table:formula="of:=[.C44]*[.$E$1]" office:value-type="float" office:value="0.018873" calcext:value-type="float">
            <text:p>0.018873</text:p>
          </table:table-cell>
        </table:table-row>
        <table:table-row table:style-name="ro1">
          <table:table-cell office:value-type="float" office:value="1.1972" calcext:value-type="float">
            <text:p>1.1972</text:p>
          </table:table-cell>
          <table:table-cell office:value-type="float" office:value="-1.8937" calcext:value-type="float">
            <text:p>-1.8937</text:p>
          </table:table-cell>
          <table:table-cell table:formula="of:=[.A45]/100" office:value-type="float" office:value="0.011972" calcext:value-type="float">
            <text:p>0.012</text:p>
          </table:table-cell>
          <table:table-cell table:formula="of:=[.B45]/100" office:value-type="float" office:value="-0.018937" calcext:value-type="float">
            <text:p>-0.019</text:p>
          </table:table-cell>
          <table:table-cell table:formula="of:=[.D45]*[.$E$1]" office:value-type="float" office:value="-0.1022598" calcext:value-type="float">
            <text:p>-0.1022598</text:p>
          </table:table-cell>
          <table:table-cell table:formula="of:=[.C45]*[.$E$1]" office:value-type="float" office:value="0.0646488" calcext:value-type="float">
            <text:p>0.0646488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-1.9692" calcext:value-type="float">
            <text:p>-1.9692</text:p>
          </table:table-cell>
          <table:table-cell table:formula="of:=[.A46]/100" office:value-type="float" office:value="0.01415" calcext:value-type="float">
            <text:p>0.014</text:p>
          </table:table-cell>
          <table:table-cell table:formula="of:=[.B46]/100" office:value-type="float" office:value="-0.019692" calcext:value-type="float">
            <text:p>-0.020</text:p>
          </table:table-cell>
          <table:table-cell table:formula="of:=[.D46]*[.$E$1]" office:value-type="float" office:value="-0.1063368" calcext:value-type="float">
            <text:p>-0.1063368</text:p>
          </table:table-cell>
          <table:table-cell table:formula="of:=[.C46]*[.$E$1]" office:value-type="float" office:value="0.07641" calcext:value-type="float">
            <text:p>0.07641</text:p>
          </table:table-cell>
        </table:table-row>
        <table:table-row table:style-name="ro1">
          <table:table-cell office:value-type="float" office:value="2.2672" calcext:value-type="float">
            <text:p>2.2672</text:p>
          </table:table-cell>
          <table:table-cell office:value-type="float" office:value="-2.1937" calcext:value-type="float">
            <text:p>-2.1937</text:p>
          </table:table-cell>
          <table:table-cell table:formula="of:=[.A47]/100" office:value-type="float" office:value="0.022672" calcext:value-type="float">
            <text:p>0.023</text:p>
          </table:table-cell>
          <table:table-cell table:formula="of:=[.B47]/100" office:value-type="float" office:value="-0.021937" calcext:value-type="float">
            <text:p>-0.022</text:p>
          </table:table-cell>
          <table:table-cell table:formula="of:=[.D47]*[.$E$1]" office:value-type="float" office:value="-0.1184598" calcext:value-type="float">
            <text:p>-0.1184598</text:p>
          </table:table-cell>
          <table:table-cell table:formula="of:=[.C47]*[.$E$1]" office:value-type="float" office:value="0.1224288" calcext:value-type="float">
            <text:p>0.1224288</text:p>
          </table:table-cell>
        </table:table-row>
        <table:table-row table:style-name="ro1">
          <table:table-cell office:value-type="float" office:value="3.3442" calcext:value-type="float">
            <text:p>3.3442</text:p>
          </table:table-cell>
          <table:table-cell office:value-type="float" office:value="-2.3815" calcext:value-type="float">
            <text:p>-2.3815</text:p>
          </table:table-cell>
          <table:table-cell table:formula="of:=[.A48]/100" office:value-type="float" office:value="0.033442" calcext:value-type="float">
            <text:p>0.033</text:p>
          </table:table-cell>
          <table:table-cell table:formula="of:=[.B48]/100" office:value-type="float" office:value="-0.023815" calcext:value-type="float">
            <text:p>-0.024</text:p>
          </table:table-cell>
          <table:table-cell table:formula="of:=[.D48]*[.$E$1]" office:value-type="float" office:value="-0.128601" calcext:value-type="float">
            <text:p>-0.128601</text:p>
          </table:table-cell>
          <table:table-cell table:formula="of:=[.C48]*[.$E$1]" office:value-type="float" office:value="0.1805868" calcext:value-type="float">
            <text:p>0.1805868</text:p>
          </table:table-cell>
        </table:table-row>
        <table:table-row table:style-name="ro1">
          <table:table-cell office:value-type="float" office:value="5.9623" calcext:value-type="float">
            <text:p>5.9623</text:p>
          </table:table-cell>
          <table:table-cell office:value-type="float" office:value="-2.6178" calcext:value-type="float">
            <text:p>-2.6178</text:p>
          </table:table-cell>
          <table:table-cell table:formula="of:=[.A49]/100" office:value-type="float" office:value="0.059623" calcext:value-type="float">
            <text:p>0.060</text:p>
          </table:table-cell>
          <table:table-cell table:formula="of:=[.B49]/100" office:value-type="float" office:value="-0.026178" calcext:value-type="float">
            <text:p>-0.026</text:p>
          </table:table-cell>
          <table:table-cell table:formula="of:=[.D49]*[.$E$1]" office:value-type="float" office:value="-0.1413612" calcext:value-type="float">
            <text:p>-0.1413612</text:p>
          </table:table-cell>
          <table:table-cell table:formula="of:=[.C49]*[.$E$1]" office:value-type="float" office:value="0.3219642" calcext:value-type="float">
            <text:p>0.3219642</text:p>
          </table:table-cell>
        </table:table-row>
        <table:table-row table:style-name="ro1">
          <table:table-cell office:value-type="float" office:value="8.3193" calcext:value-type="float">
            <text:p>8.3193</text:p>
          </table:table-cell>
          <table:table-cell office:value-type="float" office:value="-2.6954" calcext:value-type="float">
            <text:p>-2.6954</text:p>
          </table:table-cell>
          <table:table-cell table:formula="of:=[.A50]/100" office:value-type="float" office:value="0.083193" calcext:value-type="float">
            <text:p>0.083</text:p>
          </table:table-cell>
          <table:table-cell table:formula="of:=[.B50]/100" office:value-type="float" office:value="-0.026954" calcext:value-type="float">
            <text:p>-0.027</text:p>
          </table:table-cell>
          <table:table-cell table:formula="of:=[.D50]*[.$E$1]" office:value-type="float" office:value="-0.1455516" calcext:value-type="float">
            <text:p>-0.1455516</text:p>
          </table:table-cell>
          <table:table-cell table:formula="of:=[.C50]*[.$E$1]" office:value-type="float" office:value="0.4492422" calcext:value-type="float">
            <text:p>0.4492422</text:p>
          </table:table-cell>
        </table:table-row>
        <table:table-row table:style-name="ro1">
          <table:table-cell office:value-type="float" office:value="10.6766" calcext:value-type="float">
            <text:p>10.6766</text:p>
          </table:table-cell>
          <table:table-cell office:value-type="float" office:value="-2.7174" calcext:value-type="float">
            <text:p>-2.7174</text:p>
          </table:table-cell>
          <table:table-cell table:formula="of:=[.A51]/100" office:value-type="float" office:value="0.106766" calcext:value-type="float">
            <text:p>0.107</text:p>
          </table:table-cell>
          <table:table-cell table:formula="of:=[.B51]/100" office:value-type="float" office:value="-0.027174" calcext:value-type="float">
            <text:p>-0.027</text:p>
          </table:table-cell>
          <table:table-cell table:formula="of:=[.D51]*[.$E$1]" office:value-type="float" office:value="-0.1467396" calcext:value-type="float">
            <text:p>-0.1467396</text:p>
          </table:table-cell>
          <table:table-cell table:formula="of:=[.C51]*[.$E$1]" office:value-type="float" office:value="0.5765364" calcext:value-type="float">
            <text:p>0.5765364</text:p>
          </table:table-cell>
        </table:table-row>
        <table:table-row table:style-name="ro1">
          <table:table-cell office:value-type="float" office:value="13.0763" calcext:value-type="float">
            <text:p>13.0763</text:p>
          </table:table-cell>
          <table:table-cell office:value-type="float" office:value="-2.7247" calcext:value-type="float">
            <text:p>-2.7247</text:p>
          </table:table-cell>
          <table:table-cell table:formula="of:=[.A52]/100" office:value-type="float" office:value="0.130763" calcext:value-type="float">
            <text:p>0.131</text:p>
          </table:table-cell>
          <table:table-cell table:formula="of:=[.B52]/100" office:value-type="float" office:value="-0.027247" calcext:value-type="float">
            <text:p>-0.027</text:p>
          </table:table-cell>
          <table:table-cell table:formula="of:=[.D52]*[.$E$1]" office:value-type="float" office:value="-0.1471338" calcext:value-type="float">
            <text:p>-0.1471338</text:p>
          </table:table-cell>
          <table:table-cell table:formula="of:=[.C52]*[.$E$1]" office:value-type="float" office:value="0.7061202" calcext:value-type="float">
            <text:p>0.7061202</text:p>
          </table:table-cell>
        </table:table-row>
        <table:table-row table:style-name="ro1">
          <table:table-cell office:value-type="float" office:value="15.4968" calcext:value-type="float">
            <text:p>15.4968</text:p>
          </table:table-cell>
          <table:table-cell office:value-type="float" office:value="-2.7431" calcext:value-type="float">
            <text:p>-2.7431</text:p>
          </table:table-cell>
          <table:table-cell table:formula="of:=[.A53]/100" office:value-type="float" office:value="0.154968" calcext:value-type="float">
            <text:p>0.155</text:p>
          </table:table-cell>
          <table:table-cell table:formula="of:=[.B53]/100" office:value-type="float" office:value="-0.027431" calcext:value-type="float">
            <text:p>-0.027</text:p>
          </table:table-cell>
          <table:table-cell table:formula="of:=[.D53]*[.$E$1]" office:value-type="float" office:value="-0.1481274" calcext:value-type="float">
            <text:p>-0.1481274</text:p>
          </table:table-cell>
          <table:table-cell table:formula="of:=[.C53]*[.$E$1]" office:value-type="float" office:value="0.8368272" calcext:value-type="float">
            <text:p>0.8368272</text:p>
          </table:table-cell>
        </table:table-row>
        <table:table-row table:style-name="ro1">
          <table:table-cell office:value-type="float" office:value="17.9434" calcext:value-type="float">
            <text:p>17.9434</text:p>
          </table:table-cell>
          <table:table-cell office:value-type="float" office:value="-2.7824" calcext:value-type="float">
            <text:p>-2.7824</text:p>
          </table:table-cell>
          <table:table-cell table:formula="of:=[.A54]/100" office:value-type="float" office:value="0.179434" calcext:value-type="float">
            <text:p>0.179</text:p>
          </table:table-cell>
          <table:table-cell table:formula="of:=[.B54]/100" office:value-type="float" office:value="-0.027824" calcext:value-type="float">
            <text:p>-0.028</text:p>
          </table:table-cell>
          <table:table-cell table:formula="of:=[.D54]*[.$E$1]" office:value-type="float" office:value="-0.1502496" calcext:value-type="float">
            <text:p>-0.1502496</text:p>
          </table:table-cell>
          <table:table-cell table:formula="of:=[.C54]*[.$E$1]" office:value-type="float" office:value="0.9689436" calcext:value-type="float">
            <text:p>0.9689436</text:p>
          </table:table-cell>
        </table:table-row>
        <table:table-row table:style-name="ro1">
          <table:table-cell office:value-type="float" office:value="20.3935" calcext:value-type="float">
            <text:p>20.3935</text:p>
          </table:table-cell>
          <table:table-cell office:value-type="float" office:value="-2.8381" calcext:value-type="float">
            <text:p>-2.8381</text:p>
          </table:table-cell>
          <table:table-cell table:formula="of:=[.A55]/100" office:value-type="float" office:value="0.203935" calcext:value-type="float">
            <text:p>0.204</text:p>
          </table:table-cell>
          <table:table-cell table:formula="of:=[.B55]/100" office:value-type="float" office:value="-0.028381" calcext:value-type="float">
            <text:p>-0.028</text:p>
          </table:table-cell>
          <table:table-cell table:formula="of:=[.D55]*[.$E$1]" office:value-type="float" office:value="-0.1532574" calcext:value-type="float">
            <text:p>-0.1532574</text:p>
          </table:table-cell>
          <table:table-cell table:formula="of:=[.C55]*[.$E$1]" office:value-type="float" office:value="1.101249" calcext:value-type="float">
            <text:p>1.101249</text:p>
          </table:table-cell>
        </table:table-row>
        <table:table-row table:style-name="ro1">
          <table:table-cell office:value-type="float" office:value="22.8548" calcext:value-type="float">
            <text:p>22.8548</text:p>
          </table:table-cell>
          <table:table-cell office:value-type="float" office:value="-2.9009" calcext:value-type="float">
            <text:p>-2.9009</text:p>
          </table:table-cell>
          <table:table-cell table:formula="of:=[.A56]/100" office:value-type="float" office:value="0.228548" calcext:value-type="float">
            <text:p>0.229</text:p>
          </table:table-cell>
          <table:table-cell table:formula="of:=[.B56]/100" office:value-type="float" office:value="-0.029009" calcext:value-type="float">
            <text:p>-0.029</text:p>
          </table:table-cell>
          <table:table-cell table:formula="of:=[.D56]*[.$E$1]" office:value-type="float" office:value="-0.1566486" calcext:value-type="float">
            <text:p>-0.1566486</text:p>
          </table:table-cell>
          <table:table-cell table:formula="of:=[.C56]*[.$E$1]" office:value-type="float" office:value="1.2341592" calcext:value-type="float">
            <text:p>1.2341592</text:p>
          </table:table-cell>
        </table:table-row>
        <table:table-row table:style-name="ro1">
          <table:table-cell office:value-type="float" office:value="25.3158" calcext:value-type="float">
            <text:p>25.3158</text:p>
          </table:table-cell>
          <table:table-cell office:value-type="float" office:value="-2.9641" calcext:value-type="float">
            <text:p>-2.9641</text:p>
          </table:table-cell>
          <table:table-cell table:formula="of:=[.A57]/100" office:value-type="float" office:value="0.253158" calcext:value-type="float">
            <text:p>0.253</text:p>
          </table:table-cell>
          <table:table-cell table:formula="of:=[.B57]/100" office:value-type="float" office:value="-0.029641" calcext:value-type="float">
            <text:p>-0.030</text:p>
          </table:table-cell>
          <table:table-cell table:formula="of:=[.D57]*[.$E$1]" office:value-type="float" office:value="-0.1600614" calcext:value-type="float">
            <text:p>-0.1600614</text:p>
          </table:table-cell>
          <table:table-cell table:formula="of:=[.C57]*[.$E$1]" office:value-type="float" office:value="1.3670532" calcext:value-type="float">
            <text:p>1.3670532</text:p>
          </table:table-cell>
        </table:table-row>
        <table:table-row table:style-name="ro1">
          <table:table-cell office:value-type="float" office:value="30.2563" calcext:value-type="float">
            <text:p>30.2563</text:p>
          </table:table-cell>
          <table:table-cell office:value-type="float" office:value="-3.0826" calcext:value-type="float">
            <text:p>-3.0826</text:p>
          </table:table-cell>
          <table:table-cell table:formula="of:=[.A58]/100" office:value-type="float" office:value="0.302563" calcext:value-type="float">
            <text:p>0.303</text:p>
          </table:table-cell>
          <table:table-cell table:formula="of:=[.B58]/100" office:value-type="float" office:value="-0.030826" calcext:value-type="float">
            <text:p>-0.031</text:p>
          </table:table-cell>
          <table:table-cell table:formula="of:=[.D58]*[.$E$1]" office:value-type="float" office:value="-0.1664604" calcext:value-type="float">
            <text:p>-0.1664604</text:p>
          </table:table-cell>
          <table:table-cell table:formula="of:=[.C58]*[.$E$1]" office:value-type="float" office:value="1.6338402" calcext:value-type="float">
            <text:p>1.6338402</text:p>
          </table:table-cell>
        </table:table-row>
        <table:table-row table:style-name="ro1">
          <table:table-cell office:value-type="float" office:value="35.2155" calcext:value-type="float">
            <text:p>35.2155</text:p>
          </table:table-cell>
          <table:table-cell office:value-type="float" office:value="-3.1788" calcext:value-type="float">
            <text:p>-3.1788</text:p>
          </table:table-cell>
          <table:table-cell table:formula="of:=[.A59]/100" office:value-type="float" office:value="0.352155" calcext:value-type="float">
            <text:p>0.352</text:p>
          </table:table-cell>
          <table:table-cell table:formula="of:=[.B59]/100" office:value-type="float" office:value="-0.031788" calcext:value-type="float">
            <text:p>-0.032</text:p>
          </table:table-cell>
          <table:table-cell table:formula="of:=[.D59]*[.$E$1]" office:value-type="float" office:value="-0.1716552" calcext:value-type="float">
            <text:p>-0.1716552</text:p>
          </table:table-cell>
          <table:table-cell table:formula="of:=[.C59]*[.$E$1]" office:value-type="float" office:value="1.901637" calcext:value-type="float">
            <text:p>1.901637</text:p>
          </table:table-cell>
        </table:table-row>
        <table:table-row table:style-name="ro1">
          <table:table-cell office:value-type="float" office:value="37.6951" calcext:value-type="float">
            <text:p>37.6951</text:p>
          </table:table-cell>
          <table:table-cell office:value-type="float" office:value="-3.2134" calcext:value-type="float">
            <text:p>-3.2134</text:p>
          </table:table-cell>
          <table:table-cell table:formula="of:=[.A60]/100" office:value-type="float" office:value="0.376951" calcext:value-type="float">
            <text:p>0.377</text:p>
          </table:table-cell>
          <table:table-cell table:formula="of:=[.B60]/100" office:value-type="float" office:value="-0.032134" calcext:value-type="float">
            <text:p>-0.032</text:p>
          </table:table-cell>
          <table:table-cell table:formula="of:=[.D60]*[.$E$1]" office:value-type="float" office:value="-0.1735236" calcext:value-type="float">
            <text:p>-0.1735236</text:p>
          </table:table-cell>
          <table:table-cell table:formula="of:=[.C60]*[.$E$1]" office:value-type="float" office:value="2.0355354" calcext:value-type="float">
            <text:p>2.0355354</text:p>
          </table:table-cell>
        </table:table-row>
        <table:table-row table:style-name="ro1">
          <table:table-cell office:value-type="float" office:value="40.1588" calcext:value-type="float">
            <text:p>40.1588</text:p>
          </table:table-cell>
          <table:table-cell office:value-type="float" office:value="-3.2354" calcext:value-type="float">
            <text:p>-3.2354</text:p>
          </table:table-cell>
          <table:table-cell table:formula="of:=[.A61]/100" office:value-type="float" office:value="0.401588" calcext:value-type="float">
            <text:p>0.402</text:p>
          </table:table-cell>
          <table:table-cell table:formula="of:=[.B61]/100" office:value-type="float" office:value="-0.032354" calcext:value-type="float">
            <text:p>-0.032</text:p>
          </table:table-cell>
          <table:table-cell table:formula="of:=[.D61]*[.$E$1]" office:value-type="float" office:value="-0.1747116" calcext:value-type="float">
            <text:p>-0.1747116</text:p>
          </table:table-cell>
          <table:table-cell table:formula="of:=[.C61]*[.$E$1]" office:value-type="float" office:value="2.1685752" calcext:value-type="float">
            <text:p>2.1685752</text:p>
          </table:table-cell>
        </table:table-row>
        <table:table-row table:style-name="ro1">
          <table:table-cell office:value-type="float" office:value="42.6288" calcext:value-type="float">
            <text:p>42.6288</text:p>
          </table:table-cell>
          <table:table-cell office:value-type="float" office:value="-3.242" calcext:value-type="float">
            <text:p>-3.242</text:p>
          </table:table-cell>
          <table:table-cell table:formula="of:=[.A62]/100" office:value-type="float" office:value="0.426288" calcext:value-type="float">
            <text:p>0.426</text:p>
          </table:table-cell>
          <table:table-cell table:formula="of:=[.B62]/100" office:value-type="float" office:value="-0.03242" calcext:value-type="float">
            <text:p>-0.032</text:p>
          </table:table-cell>
          <table:table-cell table:formula="of:=[.D62]*[.$E$1]" office:value-type="float" office:value="-0.175068" calcext:value-type="float">
            <text:p>-0.175068</text:p>
          </table:table-cell>
          <table:table-cell table:formula="of:=[.C62]*[.$E$1]" office:value-type="float" office:value="2.3019552" calcext:value-type="float">
            <text:p>2.3019552</text:p>
          </table:table-cell>
        </table:table-row>
        <table:table-row table:style-name="ro1">
          <table:table-cell office:value-type="float" office:value="45.0794" calcext:value-type="float">
            <text:p>45.0794</text:p>
          </table:table-cell>
          <table:table-cell office:value-type="float" office:value="-3.2303" calcext:value-type="float">
            <text:p>-3.2303</text:p>
          </table:table-cell>
          <table:table-cell table:formula="of:=[.A63]/100" office:value-type="float" office:value="0.450794" calcext:value-type="float">
            <text:p>0.451</text:p>
          </table:table-cell>
          <table:table-cell table:formula="of:=[.B63]/100" office:value-type="float" office:value="-0.032303" calcext:value-type="float">
            <text:p>-0.032</text:p>
          </table:table-cell>
          <table:table-cell table:formula="of:=[.D63]*[.$E$1]" office:value-type="float" office:value="-0.1744362" calcext:value-type="float">
            <text:p>-0.1744362</text:p>
          </table:table-cell>
          <table:table-cell table:formula="of:=[.C63]*[.$E$1]" office:value-type="float" office:value="2.4342876" calcext:value-type="float">
            <text:p>2.4342876</text:p>
          </table:table-cell>
        </table:table-row>
        <table:table-row table:style-name="ro1">
          <table:table-cell office:value-type="float" office:value="47.5374" calcext:value-type="float">
            <text:p>47.5374</text:p>
          </table:table-cell>
          <table:table-cell office:value-type="float" office:value="-3.1997" calcext:value-type="float">
            <text:p>-3.1997</text:p>
          </table:table-cell>
          <table:table-cell table:formula="of:=[.A64]/100" office:value-type="float" office:value="0.475374" calcext:value-type="float">
            <text:p>0.475</text:p>
          </table:table-cell>
          <table:table-cell table:formula="of:=[.B64]/100" office:value-type="float" office:value="-0.031997" calcext:value-type="float">
            <text:p>-0.032</text:p>
          </table:table-cell>
          <table:table-cell table:formula="of:=[.D64]*[.$E$1]" office:value-type="float" office:value="-0.1727838" calcext:value-type="float">
            <text:p>-0.1727838</text:p>
          </table:table-cell>
          <table:table-cell table:formula="of:=[.C64]*[.$E$1]" office:value-type="float" office:value="2.5670196" calcext:value-type="float">
            <text:p>2.5670196</text:p>
          </table:table-cell>
        </table:table-row>
        <table:table-row table:style-name="ro1">
          <table:table-cell office:value-type="float" office:value="50.0296" calcext:value-type="float">
            <text:p>50.0296</text:p>
          </table:table-cell>
          <table:table-cell office:value-type="float" office:value="-3.1465" calcext:value-type="float">
            <text:p>-3.1465</text:p>
          </table:table-cell>
          <table:table-cell table:formula="of:=[.A65]/100" office:value-type="float" office:value="0.500296" calcext:value-type="float">
            <text:p>0.500</text:p>
          </table:table-cell>
          <table:table-cell table:formula="of:=[.B65]/100" office:value-type="float" office:value="-0.031465" calcext:value-type="float">
            <text:p>-0.031</text:p>
          </table:table-cell>
          <table:table-cell table:formula="of:=[.D65]*[.$E$1]" office:value-type="float" office:value="-0.169911" calcext:value-type="float">
            <text:p>-0.169911</text:p>
          </table:table-cell>
          <table:table-cell table:formula="of:=[.C65]*[.$E$1]" office:value-type="float" office:value="2.7015984" calcext:value-type="float">
            <text:p>2.7015984</text:p>
          </table:table-cell>
        </table:table-row>
        <table:table-row table:style-name="ro1">
          <table:table-cell office:value-type="float" office:value="52.5146" calcext:value-type="float">
            <text:p>52.5146</text:p>
          </table:table-cell>
          <table:table-cell office:value-type="float" office:value="-3.0745" calcext:value-type="float">
            <text:p>-3.0745</text:p>
          </table:table-cell>
          <table:table-cell table:formula="of:=[.A66]/100" office:value-type="float" office:value="0.525146" calcext:value-type="float">
            <text:p>0.525</text:p>
          </table:table-cell>
          <table:table-cell table:formula="of:=[.B66]/100" office:value-type="float" office:value="-0.030745" calcext:value-type="float">
            <text:p>-0.031</text:p>
          </table:table-cell>
          <table:table-cell table:formula="of:=[.D66]*[.$E$1]" office:value-type="float" office:value="-0.166023" calcext:value-type="float">
            <text:p>-0.166023</text:p>
          </table:table-cell>
          <table:table-cell table:formula="of:=[.C66]*[.$E$1]" office:value-type="float" office:value="2.8357884" calcext:value-type="float">
            <text:p>2.8357884</text:p>
          </table:table-cell>
        </table:table-row>
        <table:table-row table:style-name="ro1">
          <table:table-cell office:value-type="float" office:value="55.0029" calcext:value-type="float">
            <text:p>55.0029</text:p>
          </table:table-cell>
          <table:table-cell office:value-type="float" office:value="-2.9863" calcext:value-type="float">
            <text:p>-2.9863</text:p>
          </table:table-cell>
          <table:table-cell table:formula="of:=[.A67]/100" office:value-type="float" office:value="0.550029" calcext:value-type="float">
            <text:p>0.550</text:p>
          </table:table-cell>
          <table:table-cell table:formula="of:=[.B67]/100" office:value-type="float" office:value="-0.029863" calcext:value-type="float">
            <text:p>-0.030</text:p>
          </table:table-cell>
          <table:table-cell table:formula="of:=[.D67]*[.$E$1]" office:value-type="float" office:value="-0.1612602" calcext:value-type="float">
            <text:p>-0.1612602</text:p>
          </table:table-cell>
          <table:table-cell table:formula="of:=[.C67]*[.$E$1]" office:value-type="float" office:value="2.9701566" calcext:value-type="float">
            <text:p>2.9701566</text:p>
          </table:table-cell>
        </table:table-row>
        <table:table-row table:style-name="ro1">
          <table:table-cell office:value-type="float" office:value="57.4929" calcext:value-type="float">
            <text:p>57.4929</text:p>
          </table:table-cell>
          <table:table-cell office:value-type="float" office:value="-2.8855" calcext:value-type="float">
            <text:p>-2.8855</text:p>
          </table:table-cell>
          <table:table-cell table:formula="of:=[.A68]/100" office:value-type="float" office:value="0.574929" calcext:value-type="float">
            <text:p>0.575</text:p>
          </table:table-cell>
          <table:table-cell table:formula="of:=[.B68]/100" office:value-type="float" office:value="-0.028855" calcext:value-type="float">
            <text:p>-0.029</text:p>
          </table:table-cell>
          <table:table-cell table:formula="of:=[.D68]*[.$E$1]" office:value-type="float" office:value="-0.155817" calcext:value-type="float">
            <text:p>-0.155817</text:p>
          </table:table-cell>
          <table:table-cell table:formula="of:=[.C68]*[.$E$1]" office:value-type="float" office:value="3.1046166" calcext:value-type="float">
            <text:p>3.1046166</text:p>
          </table:table-cell>
        </table:table-row>
        <table:table-row table:style-name="ro1">
          <table:table-cell office:value-type="float" office:value="59.9818" calcext:value-type="float">
            <text:p>59.9818</text:p>
          </table:table-cell>
          <table:table-cell office:value-type="float" office:value="-2.7753" calcext:value-type="float">
            <text:p>-2.7753</text:p>
          </table:table-cell>
          <table:table-cell table:formula="of:=[.A69]/100" office:value-type="float" office:value="0.599818" calcext:value-type="float">
            <text:p>0.600</text:p>
          </table:table-cell>
          <table:table-cell table:formula="of:=[.B69]/100" office:value-type="float" office:value="-0.027753" calcext:value-type="float">
            <text:p>-0.028</text:p>
          </table:table-cell>
          <table:table-cell table:formula="of:=[.D69]*[.$E$1]" office:value-type="float" office:value="-0.1498662" calcext:value-type="float">
            <text:p>-0.1498662</text:p>
          </table:table-cell>
          <table:table-cell table:formula="of:=[.C69]*[.$E$1]" office:value-type="float" office:value="3.2390172" calcext:value-type="float">
            <text:p>3.2390172</text:p>
          </table:table-cell>
        </table:table-row>
        <table:table-row table:style-name="ro1">
          <table:table-cell office:value-type="float" office:value="62.4687" calcext:value-type="float">
            <text:p>62.4687</text:p>
          </table:table-cell>
          <table:table-cell office:value-type="float" office:value="-2.6595" calcext:value-type="float">
            <text:p>-2.6595</text:p>
          </table:table-cell>
          <table:table-cell table:formula="of:=[.A70]/100" office:value-type="float" office:value="0.624687" calcext:value-type="float">
            <text:p>0.625</text:p>
          </table:table-cell>
          <table:table-cell table:formula="of:=[.B70]/100" office:value-type="float" office:value="-0.026595" calcext:value-type="float">
            <text:p>-0.027</text:p>
          </table:table-cell>
          <table:table-cell table:formula="of:=[.D70]*[.$E$1]" office:value-type="float" office:value="-0.143613" calcext:value-type="float">
            <text:p>-0.143613</text:p>
          </table:table-cell>
          <table:table-cell table:formula="of:=[.C70]*[.$E$1]" office:value-type="float" office:value="3.3733098" calcext:value-type="float">
            <text:p>3.3733098</text:p>
          </table:table-cell>
        </table:table-row>
        <table:table-row table:style-name="ro1">
          <table:table-cell office:value-type="float" office:value="64.9578" calcext:value-type="float">
            <text:p>64.9578</text:p>
          </table:table-cell>
          <table:table-cell office:value-type="float" office:value="-2.5403" calcext:value-type="float">
            <text:p>-2.5403</text:p>
          </table:table-cell>
          <table:table-cell table:formula="of:=[.A71]/100" office:value-type="float" office:value="0.649578" calcext:value-type="float">
            <text:p>0.650</text:p>
          </table:table-cell>
          <table:table-cell table:formula="of:=[.B71]/100" office:value-type="float" office:value="-0.025403" calcext:value-type="float">
            <text:p>-0.025</text:p>
          </table:table-cell>
          <table:table-cell table:formula="of:=[.D71]*[.$E$1]" office:value-type="float" office:value="-0.1371762" calcext:value-type="float">
            <text:p>-0.1371762</text:p>
          </table:table-cell>
          <table:table-cell table:formula="of:=[.C71]*[.$E$1]" office:value-type="float" office:value="3.5077212" calcext:value-type="float">
            <text:p>3.5077212</text:p>
          </table:table-cell>
        </table:table-row>
        <table:table-row table:style-name="ro1">
          <table:table-cell office:value-type="float" office:value="67.446" calcext:value-type="float">
            <text:p>67.446</text:p>
          </table:table-cell>
          <table:table-cell office:value-type="float" office:value="-2.4202" calcext:value-type="float">
            <text:p>-2.4202</text:p>
          </table:table-cell>
          <table:table-cell table:formula="of:=[.A72]/100" office:value-type="float" office:value="0.67446" calcext:value-type="float">
            <text:p>0.674</text:p>
          </table:table-cell>
          <table:table-cell table:formula="of:=[.B72]/100" office:value-type="float" office:value="-0.024202" calcext:value-type="float">
            <text:p>-0.024</text:p>
          </table:table-cell>
          <table:table-cell table:formula="of:=[.D72]*[.$E$1]" office:value-type="float" office:value="-0.1306908" calcext:value-type="float">
            <text:p>-0.1306908</text:p>
          </table:table-cell>
          <table:table-cell table:formula="of:=[.C72]*[.$E$1]" office:value-type="float" office:value="3.642084" calcext:value-type="float">
            <text:p>3.642084</text:p>
          </table:table-cell>
        </table:table-row>
        <table:table-row table:style-name="ro1">
          <table:table-cell office:value-type="float" office:value="69.9432" calcext:value-type="float">
            <text:p>69.9432</text:p>
          </table:table-cell>
          <table:table-cell office:value-type="float" office:value="-2.2995" calcext:value-type="float">
            <text:p>-2.2995</text:p>
          </table:table-cell>
          <table:table-cell table:formula="of:=[.A73]/100" office:value-type="float" office:value="0.699432" calcext:value-type="float">
            <text:p>0.699</text:p>
          </table:table-cell>
          <table:table-cell table:formula="of:=[.B73]/100" office:value-type="float" office:value="-0.022995" calcext:value-type="float">
            <text:p>-0.023</text:p>
          </table:table-cell>
          <table:table-cell table:formula="of:=[.D73]*[.$E$1]" office:value-type="float" office:value="-0.124173" calcext:value-type="float">
            <text:p>-0.124173</text:p>
          </table:table-cell>
          <table:table-cell table:formula="of:=[.C73]*[.$E$1]" office:value-type="float" office:value="3.7769328" calcext:value-type="float">
            <text:p>3.7769328</text:p>
          </table:table-cell>
        </table:table-row>
        <table:table-row table:style-name="ro1">
          <table:table-cell office:value-type="float" office:value="72.4511" calcext:value-type="float">
            <text:p>72.4511</text:p>
          </table:table-cell>
          <table:table-cell office:value-type="float" office:value="-2.1778" calcext:value-type="float">
            <text:p>-2.1778</text:p>
          </table:table-cell>
          <table:table-cell table:formula="of:=[.A74]/100" office:value-type="float" office:value="0.724511" calcext:value-type="float">
            <text:p>0.725</text:p>
          </table:table-cell>
          <table:table-cell table:formula="of:=[.B74]/100" office:value-type="float" office:value="-0.021778" calcext:value-type="float">
            <text:p>-0.022</text:p>
          </table:table-cell>
          <table:table-cell table:formula="of:=[.D74]*[.$E$1]" office:value-type="float" office:value="-0.1176012" calcext:value-type="float">
            <text:p>-0.1176012</text:p>
          </table:table-cell>
          <table:table-cell table:formula="of:=[.C74]*[.$E$1]" office:value-type="float" office:value="3.9123594" calcext:value-type="float">
            <text:p>3.9123594</text:p>
          </table:table-cell>
        </table:table-row>
        <table:table-row table:style-name="ro1">
          <table:table-cell office:value-type="float" office:value="74.9497" calcext:value-type="float">
            <text:p>74.9497</text:p>
          </table:table-cell>
          <table:table-cell office:value-type="float" office:value="-2.0542" calcext:value-type="float">
            <text:p>-2.0542</text:p>
          </table:table-cell>
          <table:table-cell table:formula="of:=[.A75]/100" office:value-type="float" office:value="0.749497" calcext:value-type="float">
            <text:p>0.749</text:p>
          </table:table-cell>
          <table:table-cell table:formula="of:=[.B75]/100" office:value-type="float" office:value="-0.020542" calcext:value-type="float">
            <text:p>-0.021</text:p>
          </table:table-cell>
          <table:table-cell table:formula="of:=[.D75]*[.$E$1]" office:value-type="float" office:value="-0.1109268" calcext:value-type="float">
            <text:p>-0.1109268</text:p>
          </table:table-cell>
          <table:table-cell table:formula="of:=[.C75]*[.$E$1]" office:value-type="float" office:value="4.0472838" calcext:value-type="float">
            <text:p>4.0472838</text:p>
          </table:table-cell>
        </table:table-row>
        <table:table-row table:style-name="ro1">
          <table:table-cell office:value-type="float" office:value="77.4597" calcext:value-type="float">
            <text:p>77.4597</text:p>
          </table:table-cell>
          <table:table-cell office:value-type="float" office:value="-1.9242" calcext:value-type="float">
            <text:p>-1.9242</text:p>
          </table:table-cell>
          <table:table-cell table:formula="of:=[.A76]/100" office:value-type="float" office:value="0.774597" calcext:value-type="float">
            <text:p>0.775</text:p>
          </table:table-cell>
          <table:table-cell table:formula="of:=[.B76]/100" office:value-type="float" office:value="-0.019242" calcext:value-type="float">
            <text:p>-0.019</text:p>
          </table:table-cell>
          <table:table-cell table:formula="of:=[.D76]*[.$E$1]" office:value-type="float" office:value="-0.1039068" calcext:value-type="float">
            <text:p>-0.1039068</text:p>
          </table:table-cell>
          <table:table-cell table:formula="of:=[.C76]*[.$E$1]" office:value-type="float" office:value="4.1828238" calcext:value-type="float">
            <text:p>4.1828238</text:p>
          </table:table-cell>
        </table:table-row>
        <table:table-row table:style-name="ro1">
          <table:table-cell office:value-type="float" office:value="79.9875" calcext:value-type="float">
            <text:p>79.9875</text:p>
          </table:table-cell>
          <table:table-cell office:value-type="float" office:value="-1.7832" calcext:value-type="float">
            <text:p>-1.7832</text:p>
          </table:table-cell>
          <table:table-cell table:formula="of:=[.A77]/100" office:value-type="float" office:value="0.799875" calcext:value-type="float">
            <text:p>0.800</text:p>
          </table:table-cell>
          <table:table-cell table:formula="of:=[.B77]/100" office:value-type="float" office:value="-0.017832" calcext:value-type="float">
            <text:p>-0.018</text:p>
          </table:table-cell>
          <table:table-cell table:formula="of:=[.D77]*[.$E$1]" office:value-type="float" office:value="-0.0962928" calcext:value-type="float">
            <text:p>-0.0962928</text:p>
          </table:table-cell>
          <table:table-cell table:formula="of:=[.C77]*[.$E$1]" office:value-type="float" office:value="4.319325" calcext:value-type="float">
            <text:p>4.319325</text:p>
          </table:table-cell>
        </table:table-row>
        <table:table-row table:style-name="ro1">
          <table:table-cell office:value-type="float" office:value="82.5073" calcext:value-type="float">
            <text:p>82.5073</text:p>
          </table:table-cell>
          <table:table-cell office:value-type="float" office:value="-1.6277" calcext:value-type="float">
            <text:p>-1.6277</text:p>
          </table:table-cell>
          <table:table-cell table:formula="of:=[.A78]/100" office:value-type="float" office:value="0.825073" calcext:value-type="float">
            <text:p>0.825</text:p>
          </table:table-cell>
          <table:table-cell table:formula="of:=[.B78]/100" office:value-type="float" office:value="-0.016277" calcext:value-type="float">
            <text:p>-0.016</text:p>
          </table:table-cell>
          <table:table-cell table:formula="of:=[.D78]*[.$E$1]" office:value-type="float" office:value="-0.0878958" calcext:value-type="float">
            <text:p>-0.0878958</text:p>
          </table:table-cell>
          <table:table-cell table:formula="of:=[.C78]*[.$E$1]" office:value-type="float" office:value="4.4553942" calcext:value-type="float">
            <text:p>4.4553942</text:p>
          </table:table-cell>
        </table:table-row>
        <table:table-row table:style-name="ro1">
          <table:table-cell office:value-type="float" office:value="85.0207" calcext:value-type="float">
            <text:p>85.0207</text:p>
          </table:table-cell>
          <table:table-cell office:value-type="float" office:value="-1.4525" calcext:value-type="float">
            <text:p>-1.4525</text:p>
          </table:table-cell>
          <table:table-cell table:formula="of:=[.A79]/100" office:value-type="float" office:value="0.850207" calcext:value-type="float">
            <text:p>0.850</text:p>
          </table:table-cell>
          <table:table-cell table:formula="of:=[.B79]/100" office:value-type="float" office:value="-0.014525" calcext:value-type="float">
            <text:p>-0.015</text:p>
          </table:table-cell>
          <table:table-cell table:formula="of:=[.D79]*[.$E$1]" office:value-type="float" office:value="-0.078435" calcext:value-type="float">
            <text:p>-0.078435</text:p>
          </table:table-cell>
          <table:table-cell table:formula="of:=[.C79]*[.$E$1]" office:value-type="float" office:value="4.5911178" calcext:value-type="float">
            <text:p>4.5911178</text:p>
          </table:table-cell>
        </table:table-row>
        <table:table-row table:style-name="ro1">
          <table:table-cell office:value-type="float" office:value="87.5272" calcext:value-type="float">
            <text:p>87.5272</text:p>
          </table:table-cell>
          <table:table-cell office:value-type="float" office:value="-1.2545" calcext:value-type="float">
            <text:p>-1.2545</text:p>
          </table:table-cell>
          <table:table-cell table:formula="of:=[.A80]/100" office:value-type="float" office:value="0.875272" calcext:value-type="float">
            <text:p>0.875</text:p>
          </table:table-cell>
          <table:table-cell table:formula="of:=[.B80]/100" office:value-type="float" office:value="-0.012545" calcext:value-type="float">
            <text:p>-0.013</text:p>
          </table:table-cell>
          <table:table-cell table:formula="of:=[.D80]*[.$E$1]" office:value-type="float" office:value="-0.067743" calcext:value-type="float">
            <text:p>-0.067743</text:p>
          </table:table-cell>
          <table:table-cell table:formula="of:=[.C80]*[.$E$1]" office:value-type="float" office:value="4.7264688" calcext:value-type="float">
            <text:p>4.7264688</text:p>
          </table:table-cell>
        </table:table-row>
        <table:table-row table:style-name="ro1">
          <table:table-cell office:value-type="float" office:value="90.0255" calcext:value-type="float">
            <text:p>90.0255</text:p>
          </table:table-cell>
          <table:table-cell office:value-type="float" office:value="-1.0315" calcext:value-type="float">
            <text:p>-1.0315</text:p>
          </table:table-cell>
          <table:table-cell table:formula="of:=[.A81]/100" office:value-type="float" office:value="0.900255" calcext:value-type="float">
            <text:p>0.900</text:p>
          </table:table-cell>
          <table:table-cell table:formula="of:=[.B81]/100" office:value-type="float" office:value="-0.010315" calcext:value-type="float">
            <text:p>-0.010</text:p>
          </table:table-cell>
          <table:table-cell table:formula="of:=[.D81]*[.$E$1]" office:value-type="float" office:value="-0.055701" calcext:value-type="float">
            <text:p>-0.055701</text:p>
          </table:table-cell>
          <table:table-cell table:formula="of:=[.C81]*[.$E$1]" office:value-type="float" office:value="4.861377" calcext:value-type="float">
            <text:p>4.861377</text:p>
          </table:table-cell>
        </table:table-row>
        <table:table-row table:style-name="ro1">
          <table:table-cell office:value-type="float" office:value="92.5209" calcext:value-type="float">
            <text:p>92.5209</text:p>
          </table:table-cell>
          <table:table-cell office:value-type="float" office:value="-0.8026" calcext:value-type="float">
            <text:p>-0.8026</text:p>
          </table:table-cell>
          <table:table-cell table:formula="of:=[.A82]/100" office:value-type="float" office:value="0.925209" calcext:value-type="float">
            <text:p>0.925</text:p>
          </table:table-cell>
          <table:table-cell table:formula="of:=[.B82]/100" office:value-type="float" office:value="-0.008026" calcext:value-type="float">
            <text:p>-0.008</text:p>
          </table:table-cell>
          <table:table-cell table:formula="of:=[.D82]*[.$E$1]" office:value-type="float" office:value="-0.0433404" calcext:value-type="float">
            <text:p>-0.0433404</text:p>
          </table:table-cell>
          <table:table-cell table:formula="of:=[.C82]*[.$E$1]" office:value-type="float" office:value="4.9961286" calcext:value-type="float">
            <text:p>4.9961286</text:p>
          </table:table-cell>
        </table:table-row>
        <table:table-row table:style-name="ro1">
          <table:table-cell office:value-type="float" office:value="95.0168" calcext:value-type="float">
            <text:p>95.0168</text:p>
          </table:table-cell>
          <table:table-cell office:value-type="float" office:value="-0.5703" calcext:value-type="float">
            <text:p>-0.5703</text:p>
          </table:table-cell>
          <table:table-cell table:formula="of:=[.A83]/100" office:value-type="float" office:value="0.950168" calcext:value-type="float">
            <text:p>0.950</text:p>
          </table:table-cell>
          <table:table-cell table:formula="of:=[.B83]/100" office:value-type="float" office:value="-0.005703" calcext:value-type="float">
            <text:p>-0.006</text:p>
          </table:table-cell>
          <table:table-cell table:formula="of:=[.D83]*[.$E$1]" office:value-type="float" office:value="-0.0307962" calcext:value-type="float">
            <text:p>-0.0307962</text:p>
          </table:table-cell>
          <table:table-cell table:formula="of:=[.C83]*[.$E$1]" office:value-type="float" office:value="5.1309072" calcext:value-type="float">
            <text:p>5.1309072</text:p>
          </table:table-cell>
        </table:table-row>
        <table:table-row table:style-name="ro1">
          <table:table-cell office:value-type="float" office:value="97.5118" calcext:value-type="float">
            <text:p>97.5118</text:p>
          </table:table-cell>
          <table:table-cell office:value-type="float" office:value="-0.3169" calcext:value-type="float">
            <text:p>-0.3169</text:p>
          </table:table-cell>
          <table:table-cell table:formula="of:=[.A84]/100" office:value-type="float" office:value="0.975118" calcext:value-type="float">
            <text:p>0.975</text:p>
          </table:table-cell>
          <table:table-cell table:formula="of:=[.B84]/100" office:value-type="float" office:value="-0.003169" calcext:value-type="float">
            <text:p>-0.003</text:p>
          </table:table-cell>
          <table:table-cell table:formula="of:=[.D84]*[.$E$1]" office:value-type="float" office:value="-0.0171126" calcext:value-type="float">
            <text:p>-0.0171126</text:p>
          </table:table-cell>
          <table:table-cell table:formula="of:=[.C84]*[.$E$1]" office:value-type="float" office:value="5.2656372" calcext:value-type="float">
            <text:p>5.265637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04" calcext:value-type="float">
            <text:p>0.0204</text:p>
          </table:table-cell>
          <table:table-cell table:formula="of:=[.A85]/100" office:value-type="float" office:value="1" calcext:value-type="float">
            <text:p>1.000</text:p>
          </table:table-cell>
          <table:table-cell table:formula="of:=[.B85]/100" office:value-type="float" office:value="0.000204" calcext:value-type="float">
            <text:p>0.000</text:p>
          </table:table-cell>
          <table:table-cell table:formula="of:=[.D85]*[.$E$1]" office:value-type="float" office:value="0.0011016" calcext:value-type="float">
            <text:p>0.0011016</text:p>
          </table:table-cell>
          <table:table-cell table:formula="of:=[.C85]*[.$E$1]" office:value-type="float" office:value="5.4" calcext:value-type="float">
            <text:p>5.4</text:p>
          </table:table-cell>
        </table:table-row>
        <table:table-row table:style-name="ro1">
          <table:table-cell table:style-name="ce2" office:value-type="float" office:value="100" calcext:value-type="float">
            <text:p>100.00</text:p>
          </table:table-cell>
          <table:table-cell table:style-name="ce2" office:value-type="float" office:value="-0.02" calcext:value-type="float">
            <text:p>-0.02</text:p>
          </table:table-cell>
          <table:table-cell table:formula="of:=[.A86]/100" office:value-type="float" office:value="1" calcext:value-type="float">
            <text:p>1.000</text:p>
          </table:table-cell>
          <table:table-cell table:formula="of:=[.B86]/100" office:value-type="float" office:value="-0.0002" calcext:value-type="float">
            <text:p>0.000</text:p>
          </table:table-cell>
          <table:table-cell table:formula="of:=[.D86]*[.$E$1]" office:value-type="float" office:value="-0.00108" calcext:value-type="float">
            <text:p>-0.00108</text:p>
          </table:table-cell>
          <table:table-cell table:formula="of:=[.C86]*[.$E$1]" office:value-type="float" office:value="5.4" calcext:value-type="float">
            <text:p>5.4</text:p>
          </table:table-cell>
        </table:table-row>
      </table:table>
      <table:table table:name="export" table:style-name="ta1">
        <table:table-column table:style-name="co1" table:number-columns-repeated="2" table:default-cell-style-name="ce4"/>
        <table:table-row table:style-name="ro1">
          <table:table-cell office:value-type="float" office:value="0.0096498" calcext:value-type="float">
            <text:p>0.0096498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0.019737" calcext:value-type="float">
            <text:p>0.019737</text:p>
          </table:table-cell>
          <table:table-cell office:value-type="float" office:value="5.2649892" calcext:value-type="float">
            <text:p>5.2649892</text:p>
          </table:table-cell>
        </table:table-row>
        <table:table-row table:style-name="ro1">
          <table:table-cell office:value-type="float" office:value="0.0309204" calcext:value-type="float">
            <text:p>0.0309204</text:p>
          </table:table-cell>
          <table:table-cell office:value-type="float" office:value="5.130675" calcext:value-type="float">
            <text:p>5.130675</text:p>
          </table:table-cell>
        </table:table-row>
        <table:table-row table:style-name="ro1">
          <table:table-cell office:value-type="float" office:value="0.0432864" calcext:value-type="float">
            <text:p>0.0432864</text:p>
          </table:table-cell>
          <table:table-cell office:value-type="float" office:value="4.996404" calcext:value-type="float">
            <text:p>4.996404</text:p>
          </table:table-cell>
        </table:table-row>
        <table:table-row table:style-name="ro1">
          <table:table-cell office:value-type="float" office:value="0.0568026" calcext:value-type="float">
            <text:p>0.0568026</text:p>
          </table:table-cell>
          <table:table-cell office:value-type="float" office:value="4.862106" calcext:value-type="float">
            <text:p>4.862106</text:p>
          </table:table-cell>
        </table:table-row>
        <table:table-row table:style-name="ro1">
          <table:table-cell office:value-type="float" office:value="0.0713772" calcext:value-type="float">
            <text:p>0.0713772</text:p>
          </table:table-cell>
          <table:table-cell office:value-type="float" office:value="4.72797" calcext:value-type="float">
            <text:p>4.72797</text:p>
          </table:table-cell>
        </table:table-row>
        <table:table-row table:style-name="ro1">
          <table:table-cell office:value-type="float" office:value="0.0869076" calcext:value-type="float">
            <text:p>0.0869076</text:p>
          </table:table-cell>
          <table:table-cell office:value-type="float" office:value="4.5942714" calcext:value-type="float">
            <text:p>4.5942714</text:p>
          </table:table-cell>
        </table:table-row>
        <table:table-row table:style-name="ro1">
          <table:table-cell office:value-type="float" office:value="0.10341" calcext:value-type="float">
            <text:p>0.10341</text:p>
          </table:table-cell>
          <table:table-cell office:value-type="float" office:value="4.4609454" calcext:value-type="float">
            <text:p>4.4609454</text:p>
          </table:table-cell>
        </table:table-row>
        <table:table-row table:style-name="ro1">
          <table:table-cell office:value-type="float" office:value="0.1209276" calcext:value-type="float">
            <text:p>0.1209276</text:p>
          </table:table-cell>
          <table:table-cell office:value-type="float" office:value="4.3279704" calcext:value-type="float">
            <text:p>4.3279704</text:p>
          </table:table-cell>
        </table:table-row>
        <table:table-row table:style-name="ro1">
          <table:table-cell office:value-type="float" office:value="0.1394766" calcext:value-type="float">
            <text:p>0.1394766</text:p>
          </table:table-cell>
          <table:table-cell office:value-type="float" office:value="4.195422" calcext:value-type="float">
            <text:p>4.195422</text:p>
          </table:table-cell>
        </table:table-row>
        <table:table-row table:style-name="ro1">
          <table:table-cell office:value-type="float" office:value="0.1591758" calcext:value-type="float">
            <text:p>0.1591758</text:p>
          </table:table-cell>
          <table:table-cell office:value-type="float" office:value="4.061907" calcext:value-type="float">
            <text:p>4.061907</text:p>
          </table:table-cell>
        </table:table-row>
        <table:table-row table:style-name="ro1">
          <table:table-cell office:value-type="float" office:value="0.1797066" calcext:value-type="float">
            <text:p>0.1797066</text:p>
          </table:table-cell>
          <table:table-cell office:value-type="float" office:value="3.9277872" calcext:value-type="float">
            <text:p>3.9277872</text:p>
          </table:table-cell>
        </table:table-row>
        <table:table-row table:style-name="ro1">
          <table:table-cell office:value-type="float" office:value="0.2004534" calcext:value-type="float">
            <text:p>0.2004534</text:p>
          </table:table-cell>
          <table:table-cell office:value-type="float" office:value="3.7941642" calcext:value-type="float">
            <text:p>3.7941642</text:p>
          </table:table-cell>
        </table:table-row>
        <table:table-row table:style-name="ro1">
          <table:table-cell office:value-type="float" office:value="0.2210868" calcext:value-type="float">
            <text:p>0.2210868</text:p>
          </table:table-cell>
          <table:table-cell office:value-type="float" office:value="3.6599688" calcext:value-type="float">
            <text:p>3.6599688</text:p>
          </table:table-cell>
        </table:table-row>
        <table:table-row table:style-name="ro1">
          <table:table-cell office:value-type="float" office:value="0.2411316" calcext:value-type="float">
            <text:p>0.2411316</text:p>
          </table:table-cell>
          <table:table-cell office:value-type="float" office:value="3.5252766" calcext:value-type="float">
            <text:p>3.5252766</text:p>
          </table:table-cell>
        </table:table-row>
        <table:table-row table:style-name="ro1">
          <table:table-cell office:value-type="float" office:value="0.260172" calcext:value-type="float">
            <text:p>0.260172</text:p>
          </table:table-cell>
          <table:table-cell office:value-type="float" office:value="3.3906384" calcext:value-type="float">
            <text:p>3.3906384</text:p>
          </table:table-cell>
        </table:table-row>
        <table:table-row table:style-name="ro1">
          <table:table-cell office:value-type="float" office:value="0.2780352" calcext:value-type="float">
            <text:p>0.2780352</text:p>
          </table:table-cell>
          <table:table-cell office:value-type="float" office:value="3.2558868" calcext:value-type="float">
            <text:p>3.2558868</text:p>
          </table:table-cell>
        </table:table-row>
        <table:table-row table:style-name="ro1">
          <table:table-cell office:value-type="float" office:value="0.2945862" calcext:value-type="float">
            <text:p>0.2945862</text:p>
          </table:table-cell>
          <table:table-cell office:value-type="float" office:value="3.1212378" calcext:value-type="float">
            <text:p>3.1212378</text:p>
          </table:table-cell>
        </table:table-row>
        <table:table-row table:style-name="ro1">
          <table:table-cell office:value-type="float" office:value="0.3097872" calcext:value-type="float">
            <text:p>0.3097872</text:p>
          </table:table-cell>
          <table:table-cell office:value-type="float" office:value="2.9866482" calcext:value-type="float">
            <text:p>2.9866482</text:p>
          </table:table-cell>
        </table:table-row>
        <table:table-row table:style-name="ro1">
          <table:table-cell office:value-type="float" office:value="0.323568" calcext:value-type="float">
            <text:p>0.323568</text:p>
          </table:table-cell>
          <table:table-cell office:value-type="float" office:value="2.8519722" calcext:value-type="float">
            <text:p>2.8519722</text:p>
          </table:table-cell>
        </table:table-row>
        <table:table-row table:style-name="ro1">
          <table:table-cell office:value-type="float" office:value="0.335745" calcext:value-type="float">
            <text:p>0.335745</text:p>
          </table:table-cell>
          <table:table-cell office:value-type="float" office:value="2.7171126" calcext:value-type="float">
            <text:p>2.7171126</text:p>
          </table:table-cell>
        </table:table-row>
        <table:table-row table:style-name="ro1">
          <table:table-cell office:value-type="float" office:value="0.3459618" calcext:value-type="float">
            <text:p>0.3459618</text:p>
          </table:table-cell>
          <table:table-cell office:value-type="float" office:value="2.5826418" calcext:value-type="float">
            <text:p>2.5826418</text:p>
          </table:table-cell>
        </table:table-row>
        <table:table-row table:style-name="ro1">
          <table:table-cell office:value-type="float" office:value="0.3540564" calcext:value-type="float">
            <text:p>0.3540564</text:p>
          </table:table-cell>
          <table:table-cell office:value-type="float" office:value="2.4463296" calcext:value-type="float">
            <text:p>2.4463296</text:p>
          </table:table-cell>
        </table:table-row>
        <table:table-row table:style-name="ro1">
          <table:table-cell office:value-type="float" office:value="0.3597534" calcext:value-type="float">
            <text:p>0.3597534</text:p>
          </table:table-cell>
          <table:table-cell office:value-type="float" office:value="2.3096124" calcext:value-type="float">
            <text:p>2.3096124</text:p>
          </table:table-cell>
        </table:table-row>
        <table:table-row table:style-name="ro1">
          <table:table-cell office:value-type="float" office:value="0.3630798" calcext:value-type="float">
            <text:p>0.3630798</text:p>
          </table:table-cell>
          <table:table-cell office:value-type="float" office:value="2.1739482" calcext:value-type="float">
            <text:p>2.1739482</text:p>
          </table:table-cell>
        </table:table-row>
        <table:table-row table:style-name="ro1">
          <table:table-cell office:value-type="float" office:value="0.3643056" calcext:value-type="float">
            <text:p>0.3643056</text:p>
          </table:table-cell>
          <table:table-cell office:value-type="float" office:value="2.037933" calcext:value-type="float">
            <text:p>2.037933</text:p>
          </table:table-cell>
        </table:table-row>
        <table:table-row table:style-name="ro1">
          <table:table-cell office:value-type="float" office:value="0.3637116" calcext:value-type="float">
            <text:p>0.3637116</text:p>
          </table:table-cell>
          <table:table-cell office:value-type="float" office:value="1.9027872" calcext:value-type="float">
            <text:p>1.9027872</text:p>
          </table:table-cell>
        </table:table-row>
        <table:table-row table:style-name="ro1">
          <table:table-cell office:value-type="float" office:value="0.358101" calcext:value-type="float">
            <text:p>0.358101</text:p>
          </table:table-cell>
          <table:table-cell office:value-type="float" office:value="1.6324848" calcext:value-type="float">
            <text:p>1.6324848</text:p>
          </table:table-cell>
        </table:table-row>
        <table:table-row table:style-name="ro1">
          <table:table-cell office:value-type="float" office:value="0.3474522" calcext:value-type="float">
            <text:p>0.3474522</text:p>
          </table:table-cell>
          <table:table-cell office:value-type="float" office:value="1.3611726" calcext:value-type="float">
            <text:p>1.3611726</text:p>
          </table:table-cell>
        </table:table-row>
        <table:table-row table:style-name="ro1">
          <table:table-cell office:value-type="float" office:value="0.3402108" calcext:value-type="float">
            <text:p>0.3402108</text:p>
          </table:table-cell>
          <table:table-cell office:value-type="float" office:value="1.2250224" calcext:value-type="float">
            <text:p>1.2250224</text:p>
          </table:table-cell>
        </table:table-row>
        <table:table-row table:style-name="ro1">
          <table:table-cell office:value-type="float" office:value="0.3314466" calcext:value-type="float">
            <text:p>0.3314466</text:p>
          </table:table-cell>
          <table:table-cell office:value-type="float" office:value="1.088883" calcext:value-type="float">
            <text:p>1.088883</text:p>
          </table:table-cell>
        </table:table-row>
        <table:table-row table:style-name="ro1">
          <table:table-cell office:value-type="float" office:value="0.3207006" calcext:value-type="float">
            <text:p>0.3207006</text:p>
          </table:table-cell>
          <table:table-cell office:value-type="float" office:value="0.9521388" calcext:value-type="float">
            <text:p>0.9521388</text:p>
          </table:table-cell>
        </table:table-row>
        <table:table-row table:style-name="ro1">
          <table:table-cell office:value-type="float" office:value="0.3072492" calcext:value-type="float">
            <text:p>0.3072492</text:p>
          </table:table-cell>
          <table:table-cell office:value-type="float" office:value="0.8152056" calcext:value-type="float">
            <text:p>0.8152056</text:p>
          </table:table-cell>
        </table:table-row>
        <table:table-row table:style-name="ro1">
          <table:table-cell office:value-type="float" office:value="0.2896236" calcext:value-type="float">
            <text:p>0.2896236</text:p>
          </table:table-cell>
          <table:table-cell office:value-type="float" office:value="0.676863" calcext:value-type="float">
            <text:p>0.676863</text:p>
          </table:table-cell>
        </table:table-row>
        <table:table-row table:style-name="ro1">
          <table:table-cell office:value-type="float" office:value="0.2656314" calcext:value-type="float">
            <text:p>0.2656314</text:p>
          </table:table-cell>
          <table:table-cell office:value-type="float" office:value="0.5374026" calcext:value-type="float">
            <text:p>0.5374026</text:p>
          </table:table-cell>
        </table:table-row>
        <table:table-row table:style-name="ro1">
          <table:table-cell office:value-type="float" office:value="0.2315844" calcext:value-type="float">
            <text:p>0.2315844</text:p>
          </table:table-cell>
          <table:table-cell office:value-type="float" office:value="0.3956472" calcext:value-type="float">
            <text:p>0.3956472</text:p>
          </table:table-cell>
        </table:table-row>
        <table:table-row table:style-name="ro1">
          <table:table-cell office:value-type="float" office:value="0.1824444" calcext:value-type="float">
            <text:p>0.1824444</text:p>
          </table:table-cell>
          <table:table-cell office:value-type="float" office:value="0.2538756" calcext:value-type="float">
            <text:p>0.2538756</text:p>
          </table:table-cell>
        </table:table-row>
        <table:table-row table:style-name="ro1">
          <table:table-cell office:value-type="float" office:value="0.115965" calcext:value-type="float">
            <text:p>0.115965</text:p>
          </table:table-cell>
          <table:table-cell office:value-type="float" office:value="0.1262088" calcext:value-type="float">
            <text:p>0.1262088</text:p>
          </table:table-cell>
        </table:table-row>
        <table:table-row table:style-name="ro1">
          <table:table-cell office:value-type="float" office:value="0.0548424" calcext:value-type="float">
            <text:p>0.0548424</text:p>
          </table:table-cell>
          <table:table-cell office:value-type="float" office:value="0.0498366" calcext:value-type="float">
            <text:p>0.0498366</text:p>
          </table:table-cell>
        </table:table-row>
        <table:table-row table:style-name="ro1">
          <table:table-cell office:value-type="float" office:value="0.0110322" calcext:value-type="float">
            <text:p>0.0110322</text:p>
          </table:table-cell>
          <table:table-cell office:value-type="float" office:value="0.0151416" calcext:value-type="float">
            <text:p>0.0151416</text:p>
          </table:table-cell>
        </table:table-row>
        <table:table-row table:style-name="ro1">
          <table:table-cell office:value-type="float" office:value="-0.0357912" calcext:value-type="float">
            <text:p>-0.0357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766422" calcext:value-type="float">
            <text:p>-0.0766422</text:p>
          </table:table-cell>
          <table:table-cell office:value-type="float" office:value="0.018873" calcext:value-type="float">
            <text:p>0.018873</text:p>
          </table:table-cell>
        </table:table-row>
        <table:table-row table:style-name="ro1">
          <table:table-cell office:value-type="float" office:value="-0.1022598" calcext:value-type="float">
            <text:p>-0.1022598</text:p>
          </table:table-cell>
          <table:table-cell office:value-type="float" office:value="0.0646488" calcext:value-type="float">
            <text:p>0.0646488</text:p>
          </table:table-cell>
        </table:table-row>
        <table:table-row table:style-name="ro1">
          <table:table-cell office:value-type="float" office:value="-0.1063368" calcext:value-type="float">
            <text:p>-0.1063368</text:p>
          </table:table-cell>
          <table:table-cell office:value-type="float" office:value="0.07641" calcext:value-type="float">
            <text:p>0.07641</text:p>
          </table:table-cell>
        </table:table-row>
        <table:table-row table:style-name="ro1">
          <table:table-cell office:value-type="float" office:value="-0.1184598" calcext:value-type="float">
            <text:p>-0.1184598</text:p>
          </table:table-cell>
          <table:table-cell office:value-type="float" office:value="0.1224288" calcext:value-type="float">
            <text:p>0.1224288</text:p>
          </table:table-cell>
        </table:table-row>
        <table:table-row table:style-name="ro1">
          <table:table-cell office:value-type="float" office:value="-0.128601" calcext:value-type="float">
            <text:p>-0.128601</text:p>
          </table:table-cell>
          <table:table-cell office:value-type="float" office:value="0.1805868" calcext:value-type="float">
            <text:p>0.1805868</text:p>
          </table:table-cell>
        </table:table-row>
        <table:table-row table:style-name="ro1">
          <table:table-cell office:value-type="float" office:value="-0.1413612" calcext:value-type="float">
            <text:p>-0.1413612</text:p>
          </table:table-cell>
          <table:table-cell office:value-type="float" office:value="0.3219642" calcext:value-type="float">
            <text:p>0.3219642</text:p>
          </table:table-cell>
        </table:table-row>
        <table:table-row table:style-name="ro1">
          <table:table-cell office:value-type="float" office:value="-0.1455516" calcext:value-type="float">
            <text:p>-0.1455516</text:p>
          </table:table-cell>
          <table:table-cell office:value-type="float" office:value="0.4492422" calcext:value-type="float">
            <text:p>0.4492422</text:p>
          </table:table-cell>
        </table:table-row>
        <table:table-row table:style-name="ro1">
          <table:table-cell office:value-type="float" office:value="-0.1467396" calcext:value-type="float">
            <text:p>-0.1467396</text:p>
          </table:table-cell>
          <table:table-cell office:value-type="float" office:value="0.5765364" calcext:value-type="float">
            <text:p>0.5765364</text:p>
          </table:table-cell>
        </table:table-row>
        <table:table-row table:style-name="ro1">
          <table:table-cell office:value-type="float" office:value="-0.1471338" calcext:value-type="float">
            <text:p>-0.1471338</text:p>
          </table:table-cell>
          <table:table-cell office:value-type="float" office:value="0.7061202" calcext:value-type="float">
            <text:p>0.7061202</text:p>
          </table:table-cell>
        </table:table-row>
        <table:table-row table:style-name="ro1">
          <table:table-cell office:value-type="float" office:value="-0.1481274" calcext:value-type="float">
            <text:p>-0.1481274</text:p>
          </table:table-cell>
          <table:table-cell office:value-type="float" office:value="0.8368272" calcext:value-type="float">
            <text:p>0.8368272</text:p>
          </table:table-cell>
        </table:table-row>
        <table:table-row table:style-name="ro1">
          <table:table-cell office:value-type="float" office:value="-0.1502496" calcext:value-type="float">
            <text:p>-0.1502496</text:p>
          </table:table-cell>
          <table:table-cell office:value-type="float" office:value="0.9689436" calcext:value-type="float">
            <text:p>0.9689436</text:p>
          </table:table-cell>
        </table:table-row>
        <table:table-row table:style-name="ro1">
          <table:table-cell office:value-type="float" office:value="-0.1532574" calcext:value-type="float">
            <text:p>-0.1532574</text:p>
          </table:table-cell>
          <table:table-cell office:value-type="float" office:value="1.101249" calcext:value-type="float">
            <text:p>1.101249</text:p>
          </table:table-cell>
        </table:table-row>
        <table:table-row table:style-name="ro1">
          <table:table-cell office:value-type="float" office:value="-0.1566486" calcext:value-type="float">
            <text:p>-0.1566486</text:p>
          </table:table-cell>
          <table:table-cell office:value-type="float" office:value="1.2341592" calcext:value-type="float">
            <text:p>1.2341592</text:p>
          </table:table-cell>
        </table:table-row>
        <table:table-row table:style-name="ro1">
          <table:table-cell office:value-type="float" office:value="-0.1600614" calcext:value-type="float">
            <text:p>-0.1600614</text:p>
          </table:table-cell>
          <table:table-cell office:value-type="float" office:value="1.3670532" calcext:value-type="float">
            <text:p>1.3670532</text:p>
          </table:table-cell>
        </table:table-row>
        <table:table-row table:style-name="ro1">
          <table:table-cell office:value-type="float" office:value="-0.1664604" calcext:value-type="float">
            <text:p>-0.1664604</text:p>
          </table:table-cell>
          <table:table-cell office:value-type="float" office:value="1.6338402" calcext:value-type="float">
            <text:p>1.6338402</text:p>
          </table:table-cell>
        </table:table-row>
        <table:table-row table:style-name="ro1">
          <table:table-cell office:value-type="float" office:value="-0.1716552" calcext:value-type="float">
            <text:p>-0.1716552</text:p>
          </table:table-cell>
          <table:table-cell office:value-type="float" office:value="1.901637" calcext:value-type="float">
            <text:p>1.901637</text:p>
          </table:table-cell>
        </table:table-row>
        <table:table-row table:style-name="ro1">
          <table:table-cell office:value-type="float" office:value="-0.1735236" calcext:value-type="float">
            <text:p>-0.1735236</text:p>
          </table:table-cell>
          <table:table-cell office:value-type="float" office:value="2.0355354" calcext:value-type="float">
            <text:p>2.0355354</text:p>
          </table:table-cell>
        </table:table-row>
        <table:table-row table:style-name="ro1">
          <table:table-cell office:value-type="float" office:value="-0.1747116" calcext:value-type="float">
            <text:p>-0.1747116</text:p>
          </table:table-cell>
          <table:table-cell office:value-type="float" office:value="2.1685752" calcext:value-type="float">
            <text:p>2.1685752</text:p>
          </table:table-cell>
        </table:table-row>
        <table:table-row table:style-name="ro1">
          <table:table-cell office:value-type="float" office:value="-0.175068" calcext:value-type="float">
            <text:p>-0.175068</text:p>
          </table:table-cell>
          <table:table-cell office:value-type="float" office:value="2.3019552" calcext:value-type="float">
            <text:p>2.3019552</text:p>
          </table:table-cell>
        </table:table-row>
        <table:table-row table:style-name="ro1">
          <table:table-cell office:value-type="float" office:value="-0.1744362" calcext:value-type="float">
            <text:p>-0.1744362</text:p>
          </table:table-cell>
          <table:table-cell office:value-type="float" office:value="2.4342876" calcext:value-type="float">
            <text:p>2.4342876</text:p>
          </table:table-cell>
        </table:table-row>
        <table:table-row table:style-name="ro1">
          <table:table-cell office:value-type="float" office:value="-0.1727838" calcext:value-type="float">
            <text:p>-0.1727838</text:p>
          </table:table-cell>
          <table:table-cell office:value-type="float" office:value="2.5670196" calcext:value-type="float">
            <text:p>2.5670196</text:p>
          </table:table-cell>
        </table:table-row>
        <table:table-row table:style-name="ro1">
          <table:table-cell office:value-type="float" office:value="-0.169911" calcext:value-type="float">
            <text:p>-0.169911</text:p>
          </table:table-cell>
          <table:table-cell office:value-type="float" office:value="2.7015984" calcext:value-type="float">
            <text:p>2.7015984</text:p>
          </table:table-cell>
        </table:table-row>
        <table:table-row table:style-name="ro1">
          <table:table-cell office:value-type="float" office:value="-0.166023" calcext:value-type="float">
            <text:p>-0.166023</text:p>
          </table:table-cell>
          <table:table-cell office:value-type="float" office:value="2.8357884" calcext:value-type="float">
            <text:p>2.8357884</text:p>
          </table:table-cell>
        </table:table-row>
        <table:table-row table:style-name="ro1">
          <table:table-cell office:value-type="float" office:value="-0.1612602" calcext:value-type="float">
            <text:p>-0.1612602</text:p>
          </table:table-cell>
          <table:table-cell office:value-type="float" office:value="2.9701566" calcext:value-type="float">
            <text:p>2.9701566</text:p>
          </table:table-cell>
        </table:table-row>
        <table:table-row table:style-name="ro1">
          <table:table-cell office:value-type="float" office:value="-0.155817" calcext:value-type="float">
            <text:p>-0.155817</text:p>
          </table:table-cell>
          <table:table-cell office:value-type="float" office:value="3.1046166" calcext:value-type="float">
            <text:p>3.1046166</text:p>
          </table:table-cell>
        </table:table-row>
        <table:table-row table:style-name="ro1">
          <table:table-cell office:value-type="float" office:value="-0.1498662" calcext:value-type="float">
            <text:p>-0.1498662</text:p>
          </table:table-cell>
          <table:table-cell office:value-type="float" office:value="3.2390172" calcext:value-type="float">
            <text:p>3.2390172</text:p>
          </table:table-cell>
        </table:table-row>
        <table:table-row table:style-name="ro1">
          <table:table-cell office:value-type="float" office:value="-0.143613" calcext:value-type="float">
            <text:p>-0.143613</text:p>
          </table:table-cell>
          <table:table-cell office:value-type="float" office:value="3.3733098" calcext:value-type="float">
            <text:p>3.3733098</text:p>
          </table:table-cell>
        </table:table-row>
        <table:table-row table:style-name="ro1">
          <table:table-cell office:value-type="float" office:value="-0.1371762" calcext:value-type="float">
            <text:p>-0.1371762</text:p>
          </table:table-cell>
          <table:table-cell office:value-type="float" office:value="3.5077212" calcext:value-type="float">
            <text:p>3.5077212</text:p>
          </table:table-cell>
        </table:table-row>
        <table:table-row table:style-name="ro1">
          <table:table-cell office:value-type="float" office:value="-0.1306908" calcext:value-type="float">
            <text:p>-0.1306908</text:p>
          </table:table-cell>
          <table:table-cell office:value-type="float" office:value="3.642084" calcext:value-type="float">
            <text:p>3.642084</text:p>
          </table:table-cell>
        </table:table-row>
        <table:table-row table:style-name="ro1">
          <table:table-cell office:value-type="float" office:value="-0.124173" calcext:value-type="float">
            <text:p>-0.124173</text:p>
          </table:table-cell>
          <table:table-cell office:value-type="float" office:value="3.7769328" calcext:value-type="float">
            <text:p>3.7769328</text:p>
          </table:table-cell>
        </table:table-row>
        <table:table-row table:style-name="ro1">
          <table:table-cell office:value-type="float" office:value="-0.1176012" calcext:value-type="float">
            <text:p>-0.1176012</text:p>
          </table:table-cell>
          <table:table-cell office:value-type="float" office:value="3.9123594" calcext:value-type="float">
            <text:p>3.9123594</text:p>
          </table:table-cell>
        </table:table-row>
        <table:table-row table:style-name="ro1">
          <table:table-cell office:value-type="float" office:value="-0.1109268" calcext:value-type="float">
            <text:p>-0.1109268</text:p>
          </table:table-cell>
          <table:table-cell office:value-type="float" office:value="4.0472838" calcext:value-type="float">
            <text:p>4.0472838</text:p>
          </table:table-cell>
        </table:table-row>
        <table:table-row table:style-name="ro1">
          <table:table-cell office:value-type="float" office:value="-0.1039068" calcext:value-type="float">
            <text:p>-0.1039068</text:p>
          </table:table-cell>
          <table:table-cell office:value-type="float" office:value="4.1828238" calcext:value-type="float">
            <text:p>4.1828238</text:p>
          </table:table-cell>
        </table:table-row>
        <table:table-row table:style-name="ro1">
          <table:table-cell office:value-type="float" office:value="-0.0962928" calcext:value-type="float">
            <text:p>-0.0962928</text:p>
          </table:table-cell>
          <table:table-cell office:value-type="float" office:value="4.319325" calcext:value-type="float">
            <text:p>4.319325</text:p>
          </table:table-cell>
        </table:table-row>
        <table:table-row table:style-name="ro1">
          <table:table-cell office:value-type="float" office:value="-0.0878958" calcext:value-type="float">
            <text:p>-0.0878958</text:p>
          </table:table-cell>
          <table:table-cell office:value-type="float" office:value="4.4553942" calcext:value-type="float">
            <text:p>4.4553942</text:p>
          </table:table-cell>
        </table:table-row>
        <table:table-row table:style-name="ro1">
          <table:table-cell office:value-type="float" office:value="-0.078435" calcext:value-type="float">
            <text:p>-0.078435</text:p>
          </table:table-cell>
          <table:table-cell office:value-type="float" office:value="4.5911178" calcext:value-type="float">
            <text:p>4.5911178</text:p>
          </table:table-cell>
        </table:table-row>
        <table:table-row table:style-name="ro1">
          <table:table-cell office:value-type="float" office:value="-0.067743" calcext:value-type="float">
            <text:p>-0.067743</text:p>
          </table:table-cell>
          <table:table-cell office:value-type="float" office:value="4.7264688" calcext:value-type="float">
            <text:p>4.7264688</text:p>
          </table:table-cell>
        </table:table-row>
        <table:table-row table:style-name="ro1">
          <table:table-cell office:value-type="float" office:value="-0.055701" calcext:value-type="float">
            <text:p>-0.055701</text:p>
          </table:table-cell>
          <table:table-cell office:value-type="float" office:value="4.861377" calcext:value-type="float">
            <text:p>4.861377</text:p>
          </table:table-cell>
        </table:table-row>
        <table:table-row table:style-name="ro1">
          <table:table-cell office:value-type="float" office:value="-0.0433404" calcext:value-type="float">
            <text:p>-0.0433404</text:p>
          </table:table-cell>
          <table:table-cell office:value-type="float" office:value="4.9961286" calcext:value-type="float">
            <text:p>4.9961286</text:p>
          </table:table-cell>
        </table:table-row>
        <table:table-row table:style-name="ro1">
          <table:table-cell office:value-type="float" office:value="-0.0307962" calcext:value-type="float">
            <text:p>-0.0307962</text:p>
          </table:table-cell>
          <table:table-cell office:value-type="float" office:value="5.1309072" calcext:value-type="float">
            <text:p>5.1309072</text:p>
          </table:table-cell>
        </table:table-row>
        <table:table-row table:style-name="ro1">
          <table:table-cell office:value-type="float" office:value="-0.0171126" calcext:value-type="float">
            <text:p>-0.0171126</text:p>
          </table:table-cell>
          <table:table-cell office:value-type="float" office:value="5.2656372" calcext:value-type="float">
            <text:p>5.2656372</text:p>
          </table:table-cell>
        </table:table-row>
        <table:table-row table:style-name="ro1">
          <table:table-cell office:value-type="float" office:value="0.0011016" calcext:value-type="float">
            <text:p>0.001101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-0.00108" calcext:value-type="float">
            <text:p>-0.00108</text:p>
          </table:table-cell>
          <table:table-cell office:value-type="float" office:value="5.4" calcext:value-type="float">
            <text:p>5.4</text:p>
          </table:table-cell>
        </table:table-row>
      </table:table>
      <table:named-expressions/>
      <table:database-ranges>
        <table:database-range table:name="__Anonymous_Sheet_DB__0" table:target-range-address="data.A45:data.B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6">00/00/0000</text:date>, <text:time style:data-style-name="N2" text:time-value="17:26:26.3537594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7-02-03T12:30:34.126000000</meta:creation-date>
    <dc:date>2017-02-26T17:26:56.622159065</dc:date>
    <meta:editing-duration>PT1H23M16S</meta:editing-duration>
    <meta:editing-cycles>19</meta:editing-cycles>
    <meta:generator>LibreOffice/4.2.8.2$Linux_X86_64 LibreOffice_project/420m0$Build-2</meta:generator>
    <meta:document-statistic meta:table-count="2" meta:cell-count="67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21">
      <style:chart-properties chart:display-label="true" chart:logarithmic="false" chart:minimum="0" chart:maximum="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false" chart:minimum="-0.1" chart:maximum="0.1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71cm" svg:height="4.387cm" xlink:href=".." xlink:type="simple" chart:class="chart:scatter" chart:style-name="ch1">
        <chart:plot-area chart:style-name="ch2" table:cell-range-address="data.C3:data.D86" svg:x="0.454cm" svg:y="0.087cm" svg:width="21.802cm" svg:height="4.213cm">
          <chartooo:coordinate-region svg:x="1.658cm" svg:y="0.286cm" svg:width="20.173cm" svg:height="3.8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data.D3:data.D86" chart:class="chart:scatter">
            <chart:domain table:cell-range-address="data.C3:data.C86"/>
            <chart:data-point chart:repeated="8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ata.C3:data.C86</svg:desc>
                </draw:g>
              </table:table-cell>
              <table:table-cell office:value-type="float" office:value="0.001787">
                <text:p>0.001787</text:p>
                <draw:g>
                  <svg:desc>data.D3:data.D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4998">
                <text:p>0.974998</text:p>
              </table:table-cell>
              <table:table-cell office:value-type="float" office:value="0.003655">
                <text:p>0.003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0125">
                <text:p>0.950125</text:p>
              </table:table-cell>
              <table:table-cell office:value-type="float" office:value="0.005726">
                <text:p>0.00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526">
                <text:p>0.92526</text:p>
              </table:table-cell>
              <table:table-cell office:value-type="float" office:value="0.008016">
                <text:p>0.008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039">
                <text:p>0.90039</text:p>
              </table:table-cell>
              <table:table-cell office:value-type="float" office:value="0.010519">
                <text:p>0.010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7555">
                <text:p>0.87555</text:p>
              </table:table-cell>
              <table:table-cell office:value-type="float" office:value="0.013218">
                <text:p>0.01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0791">
                <text:p>0.850791</text:p>
              </table:table-cell>
              <table:table-cell office:value-type="float" office:value="0.016094">
                <text:p>0.016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6101">
                <text:p>0.826101</text:p>
              </table:table-cell>
              <table:table-cell office:value-type="float" office:value="0.01915">
                <text:p>0.01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1476">
                <text:p>0.801476</text:p>
              </table:table-cell>
              <table:table-cell office:value-type="float" office:value="0.022394">
                <text:p>0.0223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693">
                <text:p>0.77693</text:p>
              </table:table-cell>
              <table:table-cell office:value-type="float" office:value="0.025829">
                <text:p>0.025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2205">
                <text:p>0.752205</text:p>
              </table:table-cell>
              <table:table-cell office:value-type="float" office:value="0.029477">
                <text:p>0.029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27368">
                <text:p>0.727368</text:p>
              </table:table-cell>
              <table:table-cell office:value-type="float" office:value="0.033279">
                <text:p>0.0332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02623">
                <text:p>0.702623</text:p>
              </table:table-cell>
              <table:table-cell office:value-type="float" office:value="0.037121">
                <text:p>0.0371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7772">
                <text:p>0.677772</text:p>
              </table:table-cell>
              <table:table-cell office:value-type="float" office:value="0.040942">
                <text:p>0.0409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52829">
                <text:p>0.652829</text:p>
              </table:table-cell>
              <table:table-cell office:value-type="float" office:value="0.044654">
                <text:p>0.044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7896">
                <text:p>0.627896</text:p>
              </table:table-cell>
              <table:table-cell office:value-type="float" office:value="0.04818">
                <text:p>0.048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2942">
                <text:p>0.602942</text:p>
              </table:table-cell>
              <table:table-cell office:value-type="float" office:value="0.051488">
                <text:p>0.0514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8007">
                <text:p>0.578007</text:p>
              </table:table-cell>
              <table:table-cell office:value-type="float" office:value="0.054553">
                <text:p>0.0545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3083">
                <text:p>0.553083</text:p>
              </table:table-cell>
              <table:table-cell office:value-type="float" office:value="0.057368">
                <text:p>0.057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8143">
                <text:p>0.528143</text:p>
              </table:table-cell>
              <table:table-cell office:value-type="float" office:value="0.05992">
                <text:p>0.05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3169">
                <text:p>0.503169</text:p>
              </table:table-cell>
              <table:table-cell office:value-type="float" office:value="0.062175">
                <text:p>0.0621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8267">
                <text:p>0.478267</text:p>
              </table:table-cell>
              <table:table-cell office:value-type="float" office:value="0.064067">
                <text:p>0.064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3024">
                <text:p>0.453024</text:p>
              </table:table-cell>
              <table:table-cell office:value-type="float" office:value="0.065566">
                <text:p>0.065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7706">
                <text:p>0.427706</text:p>
              </table:table-cell>
              <table:table-cell office:value-type="float" office:value="0.066621">
                <text:p>0.066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2583">
                <text:p>0.402583</text:p>
              </table:table-cell>
              <table:table-cell office:value-type="float" office:value="0.067237">
                <text:p>0.0672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77395">
                <text:p>0.377395</text:p>
              </table:table-cell>
              <table:table-cell office:value-type="float" office:value="0.067464">
                <text:p>0.067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2368">
                <text:p>0.352368</text:p>
              </table:table-cell>
              <table:table-cell office:value-type="float" office:value="0.067354">
                <text:p>0.067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02312">
                <text:p>0.302312</text:p>
              </table:table-cell>
              <table:table-cell office:value-type="float" office:value="0.066315">
                <text:p>0.0663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2069">
                <text:p>0.252069</text:p>
              </table:table-cell>
              <table:table-cell office:value-type="float" office:value="0.064343">
                <text:p>0.064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6856">
                <text:p>0.226856</text:p>
              </table:table-cell>
              <table:table-cell office:value-type="float" office:value="0.063002">
                <text:p>0.063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645">
                <text:p>0.201645</text:p>
              </table:table-cell>
              <table:table-cell office:value-type="float" office:value="0.061379">
                <text:p>0.0613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6322">
                <text:p>0.176322</text:p>
              </table:table-cell>
              <table:table-cell office:value-type="float" office:value="0.059389">
                <text:p>0.059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0964">
                <text:p>0.150964</text:p>
              </table:table-cell>
              <table:table-cell office:value-type="float" office:value="0.056898">
                <text:p>0.0568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5345">
                <text:p>0.125345</text:p>
              </table:table-cell>
              <table:table-cell office:value-type="float" office:value="0.053634">
                <text:p>0.0536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9519">
                <text:p>0.099519</text:p>
              </table:table-cell>
              <table:table-cell office:value-type="float" office:value="0.049191">
                <text:p>0.0491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3268">
                <text:p>0.073268</text:p>
              </table:table-cell>
              <table:table-cell office:value-type="float" office:value="0.042886">
                <text:p>0.0428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7014">
                <text:p>0.047014</text:p>
              </table:table-cell>
              <table:table-cell office:value-type="float" office:value="0.033786">
                <text:p>0.0337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372">
                <text:p>0.023372</text:p>
              </table:table-cell>
              <table:table-cell office:value-type="float" office:value="0.021475">
                <text:p>0.021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229">
                <text:p>0.009229</text:p>
              </table:table-cell>
              <table:table-cell office:value-type="float" office:value="0.010156">
                <text:p>0.0101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2804">
                <text:p>0.002804</text:p>
              </table:table-cell>
              <table:table-cell office:value-type="float" office:value="0.002043">
                <text:p>0.0020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-0.006628">
                <text:p>-0.0066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495">
                <text:p>0.003495</text:p>
              </table:table-cell>
              <table:table-cell office:value-type="float" office:value="-0.014193">
                <text:p>-0.014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1972">
                <text:p>0.011972</text:p>
              </table:table-cell>
              <table:table-cell office:value-type="float" office:value="-0.018937">
                <text:p>-0.0189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415">
                <text:p>0.01415</text:p>
              </table:table-cell>
              <table:table-cell office:value-type="float" office:value="-0.019692">
                <text:p>-0.0196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672">
                <text:p>0.022672</text:p>
              </table:table-cell>
              <table:table-cell office:value-type="float" office:value="-0.021937">
                <text:p>-0.021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3442">
                <text:p>0.033442</text:p>
              </table:table-cell>
              <table:table-cell office:value-type="float" office:value="-0.023815">
                <text:p>-0.0238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9623">
                <text:p>0.059623</text:p>
              </table:table-cell>
              <table:table-cell office:value-type="float" office:value="-0.026178">
                <text:p>-0.026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83193">
                <text:p>0.083193</text:p>
              </table:table-cell>
              <table:table-cell office:value-type="float" office:value="-0.026954">
                <text:p>-0.0269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06766">
                <text:p>0.106766</text:p>
              </table:table-cell>
              <table:table-cell office:value-type="float" office:value="-0.027174">
                <text:p>-0.0271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30763">
                <text:p>0.130763</text:p>
              </table:table-cell>
              <table:table-cell office:value-type="float" office:value="-0.027247">
                <text:p>-0.0272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54968">
                <text:p>0.154968</text:p>
              </table:table-cell>
              <table:table-cell office:value-type="float" office:value="-0.027431">
                <text:p>-0.0274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9434">
                <text:p>0.179434</text:p>
              </table:table-cell>
              <table:table-cell office:value-type="float" office:value="-0.027824">
                <text:p>-0.0278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3935">
                <text:p>0.203935</text:p>
              </table:table-cell>
              <table:table-cell office:value-type="float" office:value="-0.028381">
                <text:p>-0.0283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8548">
                <text:p>0.228548</text:p>
              </table:table-cell>
              <table:table-cell office:value-type="float" office:value="-0.029009">
                <text:p>-0.029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3158">
                <text:p>0.253158</text:p>
              </table:table-cell>
              <table:table-cell office:value-type="float" office:value="-0.029641">
                <text:p>-0.029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02563">
                <text:p>0.302563</text:p>
              </table:table-cell>
              <table:table-cell office:value-type="float" office:value="-0.030826">
                <text:p>-0.030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52155">
                <text:p>0.352155</text:p>
              </table:table-cell>
              <table:table-cell office:value-type="float" office:value="-0.031788">
                <text:p>-0.0317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76951">
                <text:p>0.376951</text:p>
              </table:table-cell>
              <table:table-cell office:value-type="float" office:value="-0.032134">
                <text:p>-0.0321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1588">
                <text:p>0.401588</text:p>
              </table:table-cell>
              <table:table-cell office:value-type="float" office:value="-0.032354">
                <text:p>-0.0323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6288">
                <text:p>0.426288</text:p>
              </table:table-cell>
              <table:table-cell office:value-type="float" office:value="-0.03242">
                <text:p>-0.03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0794">
                <text:p>0.450794</text:p>
              </table:table-cell>
              <table:table-cell office:value-type="float" office:value="-0.032303">
                <text:p>-0.0323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5374">
                <text:p>0.475374</text:p>
              </table:table-cell>
              <table:table-cell office:value-type="float" office:value="-0.031997">
                <text:p>-0.0319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00296">
                <text:p>0.500296</text:p>
              </table:table-cell>
              <table:table-cell office:value-type="float" office:value="-0.031465">
                <text:p>-0.0314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25146">
                <text:p>0.525146</text:p>
              </table:table-cell>
              <table:table-cell office:value-type="float" office:value="-0.030745">
                <text:p>-0.0307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50029">
                <text:p>0.550029</text:p>
              </table:table-cell>
              <table:table-cell office:value-type="float" office:value="-0.029863">
                <text:p>-0.0298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74929">
                <text:p>0.574929</text:p>
              </table:table-cell>
              <table:table-cell office:value-type="float" office:value="-0.028855">
                <text:p>-0.028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9818">
                <text:p>0.599818</text:p>
              </table:table-cell>
              <table:table-cell office:value-type="float" office:value="-0.027753">
                <text:p>-0.027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4687">
                <text:p>0.624687</text:p>
              </table:table-cell>
              <table:table-cell office:value-type="float" office:value="-0.026595">
                <text:p>-0.0265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49578">
                <text:p>0.649578</text:p>
              </table:table-cell>
              <table:table-cell office:value-type="float" office:value="-0.025403">
                <text:p>-0.025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7446">
                <text:p>0.67446</text:p>
              </table:table-cell>
              <table:table-cell office:value-type="float" office:value="-0.024202">
                <text:p>-0.024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99432">
                <text:p>0.699432</text:p>
              </table:table-cell>
              <table:table-cell office:value-type="float" office:value="-0.022995">
                <text:p>-0.0229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4511">
                <text:p>0.724511</text:p>
              </table:table-cell>
              <table:table-cell office:value-type="float" office:value="-0.021778">
                <text:p>-0.021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49497">
                <text:p>0.749497</text:p>
              </table:table-cell>
              <table:table-cell office:value-type="float" office:value="-0.020542">
                <text:p>-0.020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74597">
                <text:p>0.774597</text:p>
              </table:table-cell>
              <table:table-cell office:value-type="float" office:value="-0.019242">
                <text:p>-0.019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99875">
                <text:p>0.799875</text:p>
              </table:table-cell>
              <table:table-cell office:value-type="float" office:value="-0.017832">
                <text:p>-0.0178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25073">
                <text:p>0.825073</text:p>
              </table:table-cell>
              <table:table-cell office:value-type="float" office:value="-0.016277">
                <text:p>-0.0162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50207">
                <text:p>0.850207</text:p>
              </table:table-cell>
              <table:table-cell office:value-type="float" office:value="-0.014525">
                <text:p>-0.0145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272">
                <text:p>0.875272</text:p>
              </table:table-cell>
              <table:table-cell office:value-type="float" office:value="-0.012545">
                <text:p>-0.0125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00255">
                <text:p>0.900255</text:p>
              </table:table-cell>
              <table:table-cell office:value-type="float" office:value="-0.010315">
                <text:p>-0.0103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25209">
                <text:p>0.925209</text:p>
              </table:table-cell>
              <table:table-cell office:value-type="float" office:value="-0.008026">
                <text:p>-0.008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0168">
                <text:p>0.950168</text:p>
              </table:table-cell>
              <table:table-cell office:value-type="float" office:value="-0.005703">
                <text:p>-0.0057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75118">
                <text:p>0.975118</text:p>
              </table:table-cell>
              <table:table-cell office:value-type="float" office:value="-0.003169">
                <text:p>-0.003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-0.0002">
                <text:p>-0.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